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36cm" fo:min-width="1.698cm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13cm" fo:min-width="4.21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25cm" fo:min-width="0.693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36cm" fo:min-width="1.34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9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11cm" fo:min-width="3.441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3cm" fo:min-width="0.751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7cm" fo:min-width="3.441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14cm" fo:min-width="2.712cm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14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96cm" fo:min-width="3.78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96cm" fo:min-width="1.217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objectwithoutfill">
      <style:graphic-properties svg:stroke-width="0.053cm" svg:stroke-color="#ff7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textarea-horizontal-align="justify" draw:textarea-vertical-align="middle" draw:auto-grow-height="false" fo:min-height="1.55cm" fo:min-width="1.606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.55cm" fo:min-width="2.619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.671cm"/>
    </style:style>
    <style:style style:name="gr23" style:family="graphic" style:parent-style-name="standard">
      <style:graphic-properties draw:textarea-horizontal-align="justify" draw:textarea-vertical-align="middle" draw:auto-grow-height="false" fo:min-height="1.55cm" fo:min-width="1.4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.794cm"/>
    </style:style>
    <style:style style:name="gr25" style:family="graphic" style:parent-style-name="standard">
      <style:graphic-properties draw:textarea-horizontal-align="justify" draw:textarea-vertical-align="middle" draw:auto-grow-height="false" fo:min-height="1.55cm" fo:min-width="2.348cm"/>
    </style:style>
    <style:style style:name="gr26" style:family="graphic" style:parent-style-name="standard">
      <style:graphic-properties draw:textarea-horizontal-align="justify" draw:textarea-vertical-align="middle" draw:auto-grow-height="false" fo:min-height="1.55cm" fo:min-width="1.7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55cm" fo:min-width="2.8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.591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914cm" fo:min-width="1.7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.912cm" fo:min-width="2.87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0.591cm"/>
    </style:style>
    <style:style style:name="gr35" style:family="graphic" style:parent-style-name="standard">
      <style:graphic-properties draw:textarea-horizontal-align="justify" draw:textarea-vertical-align="middle" draw:auto-grow-height="false" fo:min-height="0.914cm" fo:min-width="2.873cm"/>
    </style:style>
    <style:style style:name="gr36" style:family="graphic" style:parent-style-name="standard">
      <style:graphic-properties draw:textarea-horizontal-align="justify" draw:textarea-vertical-align="middle" draw:auto-grow-height="false" fo:min-height="0.913cm" fo:min-width="1.777cm"/>
    </style:style>
    <style:style style:name="gr37" style:family="graphic" style:parent-style-name="standard">
      <style:graphic-properties draw:textarea-horizontal-align="justify" draw:textarea-vertical-align="middle" draw:auto-grow-height="false" fo:min-height="0.913cm" fo:min-width="2.87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591cm"/>
    </style:style>
    <style:style style:name="gr39" style:family="graphic" style:parent-style-name="standard">
      <style:graphic-properties draw:textarea-horizontal-align="justify" draw:textarea-vertical-align="middle" draw:auto-grow-height="false" fo:min-height="1.04cm" fo:min-width="1.77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/>
    </style:style>
    <style:style style:name="gr41" style:family="graphic" style:parent-style-name="standard">
      <style:graphic-properties draw:textarea-horizontal-align="justify" draw:textarea-vertical-align="middle" draw:auto-grow-height="false" fo:min-height="1.04cm" fo:min-width="2.873cm"/>
    </style:style>
    <style:style style:name="gr42" style:family="graphic" style:parent-style-name="standard">
      <style:graphic-properties draw:textarea-horizontal-align="justify" draw:textarea-vertical-align="middle" draw:auto-grow-height="false" fo:min-height="1.039cm" fo:min-width="2.87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7cm" fo:min-width="0.591cm"/>
    </style:style>
    <style:style style:name="gr44" style:family="graphic" style:parent-style-name="standard">
      <style:graphic-properties draw:textarea-horizontal-align="justify" draw:textarea-vertical-align="middle" draw:auto-grow-height="false" fo:min-height="1.041cm" fo:min-width="2.873cm"/>
    </style:style>
    <style:style style:name="gr45" style:family="graphic" style:parent-style-name="standard">
      <style:graphic-properties draw:textarea-horizontal-align="justify" draw:textarea-vertical-align="middle" draw:auto-grow-height="false" fo:min-height="1.041cm" fo:min-width="1.77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0.671cm"/>
    </style:style>
    <style:style style:name="gr47" style:family="graphic" style:parent-style-name="standard">
      <style:graphic-properties svg:stroke-color="#000000" draw:fill-color="#000000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Calibri1" fo:font-size="12pt"/>
    </style:style>
    <style:style style:name="P9" style:family="paragraph">
      <loext:graphic-properties draw:fill="none" draw:fill-color="#ffffff"/>
      <style:text-properties style:font-name="Calibri1" fo:font-size="12pt"/>
    </style:style>
    <style:style style:name="P10" style:family="paragraph">
      <loext:graphic-properties draw:fill="none"/>
      <style:paragraph-properties fo:text-align="center"/>
      <style:text-properties style:font-name="Calibri1" fo:font-size="12pt"/>
    </style:style>
    <style:style style:name="P11" style:family="paragraph">
      <style:paragraph-properties fo:text-align="center"/>
      <style:text-properties style:font-name="Calibri" fo:font-size="12pt" style:font-size-asian="18pt" style:font-size-complex="18pt"/>
    </style:style>
    <style:style style:name="P12" style:family="paragraph">
      <loext:graphic-properties draw:fill="none" draw:fill-color="#ffffff"/>
      <style:text-properties style:font-name="Calibri" fo:font-size="12pt" style:font-size-asian="18pt" style:font-size-complex="18pt"/>
    </style:style>
    <style:style style:name="P13" style:family="paragraph">
      <loext:graphic-properties draw:fill="none" draw:fill-color="#ffffff"/>
      <style:text-properties style:font-name="Calibri1" fo:font-size="12pt" style:font-size-asian="12pt" style:font-size-complex="12pt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1" fo:font-size="12pt"/>
    </style:style>
    <style:style style:name="T3" style:family="text">
      <style:text-properties style:font-name="Calibri" fo:font-size="12pt" style:font-size-asian="18pt" style:font-size-complex="18pt"/>
    </style:style>
    <style:style style:name="T4" style:family="text">
      <style:text-properties style:font-name="Calibri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Quelque soit le mode" draw:style-name="dp1" draw:master-page-name="Standard">
        <draw:g draw:name="Forme1">
          <draw:custom-shape draw:style-name="gr1" draw:text-style-name="P2" xml:id="id1" draw:id="id1" draw:layer="layout" svg:width="4.396cm" svg:height="3.372cm" svg:x="2.104cm" svg:y="12.3cm">
            <text:p text:style-name="P1"><text:span text:style-name="T1">P1→Ouvert == 1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" draw:text-style-name="P2" xml:id="id2" draw:id="id2" draw:layer="layout" svg:width="4.71cm" svg:height="2.163cm" svg:x="1.937cm" svg:y="17.211cm">
            <text:p text:style-name="P1"><text:span text:style-name="T1">P2→Ouvert = 0 &amp;&amp; <text:s/></text:span></text:p>
            <text:p text:style-name="P1"><text:span text:style-name="T1">P2→Verrouillée = 1 <text:s/>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4.302cm" svg:y1="15.672cm" svg:x2="4.292cm" svg:y2="17.211cm" draw:start-shape="id1" draw:start-glue-point="6" draw:end-shape="id2" draw:end-glue-point="4" svg:d="M4302 15672l-10 1539" svg:viewBox="0 0 11 1540">
            <text:p/>
          </draw:connector>
          <draw:frame draw:style-name="gr4" draw:text-style-name="P5" draw:layer="layout" svg:width="1.193cm" svg:height="1.075cm" svg:x="4.292cm" svg:y="15.876cm">
            <draw:text-box>
              <text:p text:style-name="P4"><text:span text:style-name="T1">Vrai</text:span></text:p>
            </draw:text-box>
          </draw:frame>
          <draw:connector draw:style-name="gr5" draw:text-style-name="P2" draw:layer="layout" svg:x1="6.5cm" svg:y1="13.986cm" svg:x2="4.302cm" svg:y2="12.3cm" draw:start-shape="id1" draw:start-glue-point="7" draw:end-shape="id1" draw:end-glue-point="4" svg:d="M6500 13986h502v-2187h-2700v501" svg:viewBox="0 0 2701 2188">
            <text:p/>
          </draw:connector>
          <draw:frame draw:style-name="gr6" draw:text-style-name="P5" draw:layer="layout" svg:width="1.777cm" svg:height="1.077cm" svg:x="4.955cm" svg:y="11.965cm">
            <draw:text-box>
              <text:p text:style-name="P4"><text:span text:style-name="T1">Faux</text:span></text:p>
            </draw:text-box>
          </draw:frame>
        </draw:g>
        <draw:g draw:name="Forme4">
          <draw:custom-shape draw:style-name="gr7" draw:text-style-name="P2" xml:id="id3" draw:id="id3" draw:layer="layout" svg:width="3.68cm" svg:height="2.172cm" svg:x="7.772cm" svg:y="12.507cm">
            <text:p text:style-name="P1"><text:span text:style-name="T1">DI == 1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svg:x1="11.452cm" svg:y1="13.593cm" svg:x2="9.612cm" svg:y2="12.507cm" draw:start-shape="id3" draw:start-glue-point="7" draw:end-shape="id3" draw:end-glue-point="4" svg:d="M11452 13593h502v-1587h-2342v501" svg:viewBox="0 0 2343 1588">
            <text:p/>
          </draw:connector>
          <draw:frame draw:style-name="gr8" draw:text-style-name="P5" draw:layer="layout" svg:width="1.599cm" svg:height="1.079cm" svg:x="10.054cm" svg:y="12.283cm">
            <draw:text-box>
              <text:p text:style-name="P4"><text:span text:style-name="T1">Faux</text:span></text:p>
            </draw:text-box>
          </draw:frame>
          <draw:custom-shape draw:style-name="gr9" draw:text-style-name="P2" xml:id="id4" draw:id="id4" draw:layer="layout" svg:width="3.941cm" svg:height="1.461cm" svg:x="7.652cm" svg:y="15.727cm">
            <text:p text:style-name="P1"><text:span text:style-name="T1">P1→Ouvert = 1 &amp;&amp;</text:span></text:p>
            <text:p text:style-name="P1"><text:span text:style-name="T1">P2→Ouvert = 1 <text:s text:c="5"/>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9.613cm" svg:y1="14.029cm" svg:x2="9.623cm" svg:y2="15.727cm" draw:end-shape="id4" draw:end-glue-point="4" svg:d="M9613 14029l10 1698" svg:viewBox="0 0 11 1699">
            <text:p/>
          </draw:connector>
          <draw:frame draw:style-name="gr10" draw:text-style-name="P5" draw:layer="layout" svg:width="1.251cm" svg:height="1.08cm" svg:x="9.746cm" svg:y="14.757cm">
            <draw:text-box>
              <text:p text:style-name="P4"><text:span text:style-name="T1">Vrai</text:span></text:p>
            </draw:text-box>
          </draw:frame>
          <draw:custom-shape draw:style-name="gr11" draw:text-style-name="P2" xml:id="id5" draw:id="id5" draw:layer="layout" svg:width="3.941cm" svg:height="1.62cm" svg:x="7.652cm" svg:y="17.754cm">
            <text:p text:style-name="P1"><text:span text:style-name="T1">P1→Passez = 1 &amp;&amp;</text:span></text:p>
            <text:p text:style-name="P1"><text:span text:style-name="T1">P2→Passez = 1 <text:s text:c="5"/>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9.623cm" svg:y1="17.188cm" svg:x2="9.623cm" svg:y2="17.754cm" draw:start-shape="id4" draw:start-glue-point="6" draw:end-shape="id5" draw:end-glue-point="4" svg:d="M9623 17188v566" svg:viewBox="0 0 1 567">
            <text:p/>
          </draw:connector>
        </draw:g>
        <draw:g draw:name="Forme6">
          <draw:custom-shape draw:style-name="gr12" draw:text-style-name="P2" xml:id="id6" draw:id="id6" draw:layer="layout" svg:width="6.423cm" svg:height="3.726cm" svg:x="12.518cm" svg:y="11.709cm">
            <text:p text:style-name="P1"><text:span text:style-name="T1">SaS→Plein == 1 &amp;&amp;</text:span></text:p>
            <text:p text:style-name="P1"><text:span text:style-name="T1">(BP1Ext == 1 || BP2Int == 1)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svg:x1="18.941cm" svg:y1="13.572cm" svg:x2="15.73cm" svg:y2="11.709cm" draw:start-shape="id6" draw:start-glue-point="7" draw:end-shape="id6" draw:end-glue-point="4" svg:d="M18941 13572h501v-2364h-3712v501" svg:viewBox="0 0 3713 2365">
            <text:p/>
          </draw:connector>
          <draw:frame draw:style-name="gr13" draw:text-style-name="P5" draw:layer="layout" svg:width="2.892cm" svg:height="0.964cm" svg:x="16.157cm" svg:y="11.349cm">
            <draw:text-box>
              <text:p text:style-name="P4"><text:span text:style-name="T1">Faux</text:span></text:p>
            </draw:text-box>
          </draw:frame>
          <draw:custom-shape draw:style-name="gr14" draw:text-style-name="P2" xml:id="id7" draw:id="id7" draw:layer="layout" svg:width="4.28cm" svg:height="2.246cm" svg:x="13.591cm" svg:y="17.128cm">
            <text:p text:style-name="P1"><text:span text:style-name="T1">P1→Ouvert = 0 &amp;&amp;</text:span></text:p>
            <text:p text:style-name="P1"><text:span text:style-name="T1">P2→Ouvert = 0 <text:s text:c="5"/>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15.73cm" svg:y1="15.435cm" svg:x2="15.731cm" svg:y2="17.128cm" draw:start-shape="id6" draw:start-glue-point="6" draw:end-shape="id7" draw:end-glue-point="4" svg:d="M15730 15435l1 1693" svg:viewBox="0 0 2 1694">
            <text:p/>
          </draw:connector>
          <draw:frame draw:style-name="gr15" draw:text-style-name="P5" draw:layer="layout" svg:width="1.717cm" svg:height="0.946cm" svg:x="15.942cm" svg:y="15.607cm">
            <draw:text-box>
              <text:p text:style-name="P4"><text:span text:style-name="T1">Vrai</text:span></text:p>
            </draw:text-box>
          </draw:frame>
        </draw:g>
        <draw:line draw:style-name="gr16" draw:text-style-name="P6" draw:layer="layout" svg:x1="7.3cm" svg:y1="11.4cm" svg:x2="7.3cm" svg:y2="20cm">
          <text:p/>
        </draw:line>
        <draw:line draw:style-name="gr16" draw:text-style-name="P6" draw:layer="layout" svg:x1="12.2cm" svg:y1="11.4cm" svg:x2="12.2cm" svg:y2="20cm">
          <text:p/>
        </draw:line>
      </draw:page>
      <draw:page draw:name="Mode agence fermée (en sortie)" draw:style-name="dp1" draw:master-page-name="Standard">
        <draw:g>
          <draw:custom-shape draw:style-name="gr17" draw:text-style-name="P8" xml:id="id8" draw:id="id8" draw:layer="layout" svg:width="4.211cm" svg:height="3.6cm" svg:x="1.198cm" svg:y="7.101cm">
            <text:p text:style-name="P7"><text:span text:style-name="T2">Si BP1Int == 1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18" draw:text-style-name="P8" draw:layer="layout" svg:x1="5.409cm" svg:y1="8.901cm" svg:x2="3.304cm" svg:y2="7.101cm" draw:start-shape="id8" draw:start-glue-point="7" draw:end-shape="id8" draw:end-glue-point="4" svg:d="M5409 8901h501v-2301h-2606v501" svg:viewBox="0 0 2607 2302">
            <text:p/>
          </draw:connector>
          <draw:frame draw:style-name="gr19" draw:text-style-name="P9" draw:layer="layout" svg:width="1.717cm" svg:height="0.775cm" svg:x="3.695cm" svg:y="6.803cm">
            <draw:text-box>
              <text:p><text:span text:style-name="T2">Faux</text:span></text:p>
            </draw:text-box>
          </draw:frame>
          <draw:custom-shape draw:style-name="gr20" draw:text-style-name="P8" xml:id="id9" draw:id="id9" draw:layer="layout" svg:width="3.119cm" svg:height="1.8cm" svg:x="1.744cm" svg:y="12.377cm">
            <text:p text:style-name="P7"><text:span text:style-name="T2">P1→Ouvert = 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1" draw:text-style-name="P10" draw:layer="layout" draw:type="line" svg:x1="3.303cm" svg:y1="12.377cm" svg:x2="3.304cm" svg:y2="10.701cm" draw:start-shape="id9" draw:start-glue-point="4" draw:end-shape="id8" draw:end-glue-point="6" svg:d="M3303 12377l1-1676" svg:viewBox="0 0 2 1677">
            <text:p/>
          </draw:connector>
          <draw:frame draw:style-name="gr22" draw:text-style-name="P9" draw:layer="layout" svg:width="1.565cm" svg:height="0.675cm" svg:x="3.455cm" svg:y="11.078cm">
            <draw:text-box>
              <text:p><text:span text:style-name="T2">Vrai</text:span></text:p>
            </draw:text-box>
          </draw:frame>
        </draw:g>
        <draw:g>
          <draw:custom-shape draw:style-name="gr23" draw:text-style-name="P8" xml:id="id10" draw:id="id10" draw:layer="layout" svg:width="3.845cm" svg:height="3.6cm" svg:x="6.254cm" svg:y="7.101cm">
            <text:p text:style-name="P7"><text:span text:style-name="T2">Si BP2Int == 1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18" draw:text-style-name="P8" draw:layer="layout" svg:x1="10.099cm" svg:y1="8.901cm" svg:x2="8.177cm" svg:y2="7.101cm" draw:start-shape="id10" draw:start-glue-point="7" draw:end-shape="id10" draw:end-glue-point="4" svg:d="M10099 8901h501v-2301h-2423v501" svg:viewBox="0 0 2424 2302">
            <text:p/>
          </draw:connector>
          <draw:frame draw:style-name="gr24" draw:text-style-name="P9" draw:layer="layout" svg:width="1.776cm" svg:height="0.675cm" svg:x="8.605cm" svg:y="6.825cm">
            <draw:text-box>
              <text:p><text:span text:style-name="T2">Faux</text:span></text:p>
            </draw:text-box>
          </draw:frame>
          <draw:custom-shape draw:style-name="gr25" draw:text-style-name="P8" xml:id="id11" draw:id="id11" draw:layer="layout" svg:width="2.848cm" svg:height="1.8cm" svg:x="6.754cm" svg:y="12.399cm">
            <text:p text:style-name="P7"><text:span text:style-name="T2">P2→Ouvert = 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1" draw:text-style-name="P10" draw:layer="layout" draw:type="line" svg:x1="8.178cm" svg:y1="12.399cm" svg:x2="8.177cm" svg:y2="10.701cm" draw:start-shape="id11" draw:start-glue-point="4" draw:end-shape="id10" draw:end-glue-point="6" svg:d="M8178 12399l-1-1698" svg:viewBox="0 0 2 1699">
            <text:p/>
          </draw:connector>
          <draw:frame draw:style-name="gr22" draw:text-style-name="P9" draw:layer="layout" svg:width="1.326cm" svg:height="0.675cm" svg:x="8.27cm" svg:y="11.099cm">
            <draw:text-box>
              <text:p><text:span text:style-name="T2">Vrai</text:span></text:p>
            </draw:text-box>
          </draw:frame>
        </draw:g>
        <draw:g>
          <draw:custom-shape draw:style-name="gr26" draw:text-style-name="P11" xml:id="id12" draw:id="id12" draw:layer="layout" svg:width="4.553cm" svg:height="3.6cm" svg:x="11cm" svg:y="7.101cm">
            <text:p text:style-name="P7"><text:span text:style-name="T3">BP2Ext == 1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18" draw:text-style-name="P11" draw:layer="layout" svg:x1="15.553cm" svg:y1="8.901cm" svg:x2="13.277cm" svg:y2="7.101cm" draw:start-shape="id12" draw:start-glue-point="7" draw:end-shape="id12" draw:end-glue-point="4" svg:d="M15553 8901h501v-2301h-2777v501" svg:viewBox="0 0 2778 2302">
            <text:p/>
          </draw:connector>
          <draw:frame draw:style-name="gr27" draw:text-style-name="P12" draw:layer="layout" svg:width="2.614cm" svg:height="0.954cm" svg:x="13.951cm" svg:y="6.901cm">
            <draw:text-box>
              <text:p><text:span text:style-name="T3">Faux</text:span></text:p>
            </draw:text-box>
          </draw:frame>
          <draw:custom-shape draw:style-name="gr28" draw:text-style-name="P8" xml:id="id13" draw:id="id13" draw:layer="layout" svg:width="3.373cm" svg:height="1.8cm" svg:x="11.59cm" svg:y="11.501cm">
            <text:p text:style-name="P7"><text:span text:style-name="T2">PupInt→Buzzer = 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1" draw:text-style-name="P10" draw:layer="layout" draw:type="line" svg:x1="13.277cm" svg:y1="11.501cm" svg:x2="13.276cm" svg:y2="10.701cm" draw:start-shape="id13" draw:start-glue-point="4" svg:d="M13277 11501l-1-800" svg:viewBox="0 0 2 801">
            <text:p/>
          </draw:connector>
          <draw:frame draw:style-name="gr22" draw:text-style-name="P9" draw:layer="layout" svg:width="1.693cm" svg:height="0.675cm" svg:x="13.356cm" svg:y="10.702cm">
            <draw:text-box>
              <text:p><text:span text:style-name="T2">Vrai</text:span></text:p>
            </draw:text-box>
          </draw:frame>
          <draw:custom-shape draw:style-name="gr26" draw:text-style-name="P11" xml:id="id14" draw:id="id14" draw:layer="layout" svg:width="4.553cm" svg:height="3.6cm" svg:x="11cm" svg:y="13.801cm">
            <text:p text:style-name="P7"><text:span text:style-name="T3"/></text:p>
            <text:p text:style-name="P7"><text:span text:style-name="T3">Demande d’autorisation</text:span></text:p>
            <text:p text:style-name="P7"><text:span text:style-name="T3">d’entrer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21" draw:text-style-name="P6" draw:layer="layout" draw:type="line" svg:x1="13.277cm" svg:y1="13.301cm" svg:x2="13.277cm" svg:y2="13.801cm" draw:start-shape="id13" draw:start-glue-point="6" draw:end-shape="id14" draw:end-glue-point="4" svg:d="M13277 13301v500" svg:viewBox="0 0 1 501">
            <text:p/>
          </draw:connector>
          <draw:custom-shape draw:style-name="gr28" draw:text-style-name="P8" xml:id="id16" draw:id="id16" draw:layer="layout" svg:width="3.373cm" svg:height="1.8cm" svg:x="16.227cm" svg:y="14.701cm">
            <text:p text:style-name="P7"><text:span text:style-name="T2">P2→Ouvert = 0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8" draw:text-style-name="P8" xml:id="id15" draw:id="id15" draw:layer="layout" svg:width="3.373cm" svg:height="1.8cm" svg:x="11.59cm" svg:y="18.201cm">
            <text:p text:style-name="P7"><text:span text:style-name="T2">P2→Ouvert = 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1" draw:text-style-name="P6" draw:layer="layout" draw:type="line" svg:x1="13.277cm" svg:y1="18.201cm" svg:x2="13.277cm" svg:y2="17.401cm" draw:start-shape="id15" draw:start-glue-point="4" draw:end-shape="id14" draw:end-glue-point="6" svg:d="M13277 18201v-800" svg:viewBox="0 0 1 801">
            <text:p/>
          </draw:connector>
          <draw:connector draw:style-name="gr21" draw:text-style-name="P6" draw:layer="layout" draw:type="line" svg:x1="15.553cm" svg:y1="15.601cm" svg:x2="16.227cm" svg:y2="15.601cm" draw:start-shape="id14" draw:start-glue-point="7" draw:end-shape="id16" draw:end-glue-point="5" svg:d="M15553 15601h674" svg:viewBox="0 0 675 1">
            <text:p/>
          </draw:connector>
          <draw:frame draw:style-name="gr29" draw:text-style-name="P13" draw:layer="layout" svg:width="1.579cm" svg:height="1.099cm" svg:x="15.133cm" svg:y="14.789cm">
            <draw:text-box>
              <text:p><text:span text:style-name="T4">Faux</text:span></text:p>
            </draw:text-box>
          </draw:frame>
          <draw:frame draw:style-name="gr22" draw:text-style-name="P9" draw:layer="layout" svg:width="1.693cm" svg:height="0.675cm" svg:x="13.276cm" svg:y="17.401cm">
            <draw:text-box>
              <text:p><text:span text:style-name="T2">Vrai</text:span></text:p>
            </draw:text-box>
          </draw:frame>
        </draw:g>
        <draw:line draw:style-name="gr16" draw:text-style-name="P6" draw:layer="layout" svg:x1="6.1cm" svg:y1="6.1cm" svg:x2="6.1cm" svg:y2="14.7cm">
          <text:p/>
        </draw:line>
        <draw:line draw:style-name="gr16" draw:text-style-name="P6" draw:layer="layout" svg:x1="10.8cm" svg:y1="6.1cm" svg:x2="10.8cm" svg:y2="20.4cm">
          <text:p/>
        </draw:line>
      </draw:page>
      <draw:page draw:name="Mode contrôle de porte P1 et P2 (en entrée)" draw:style-name="dp1" draw:master-page-name="Standard">
        <draw:custom-shape draw:style-name="gr26" draw:text-style-name="P11" xml:id="id17" draw:id="id17" draw:layer="layout" svg:width="4.553cm" svg:height="3.6cm" svg:x="1.5cm" svg:y="5.701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6.053cm" svg:y1="7.501cm" svg:x2="3.777cm" svg:y2="5.701cm" draw:start-shape="id17" draw:start-glue-point="7" draw:end-shape="id17" draw:end-glue-point="4" svg:d="M6053 7501h501v-2301h-2777v501" svg:viewBox="0 0 2778 2302">
          <text:p/>
        </draw:connector>
        <draw:frame draw:style-name="gr27" draw:text-style-name="P12" draw:layer="layout" svg:width="2.614cm" svg:height="0.954cm" svg:x="4.451cm" svg:y="5.501cm">
          <draw:text-box>
            <text:p><text:span text:style-name="T3">Faux</text:span></text:p>
          </draw:text-box>
        </draw:frame>
        <draw:custom-shape draw:style-name="gr28" draw:text-style-name="P8" xml:id="id18" draw:id="id18" draw:layer="layout" svg:width="3.373cm" svg:height="1.8cm" svg:x="2.09cm" svg:y="10.101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777cm" svg:y1="10.101cm" svg:x2="3.776cm" svg:y2="9.301cm" draw:start-shape="id18" draw:start-glue-point="4" svg:d="M3777 10101l-1-800" svg:viewBox="0 0 2 801">
          <text:p/>
        </draw:connector>
        <draw:frame draw:style-name="gr22" draw:text-style-name="P9" draw:layer="layout" svg:width="1.693cm" svg:height="0.675cm" svg:x="3.856cm" svg:y="9.302cm">
          <draw:text-box>
            <text:p><text:span text:style-name="T2">Vrai</text:span></text:p>
          </draw:text-box>
        </draw:frame>
        <draw:custom-shape draw:style-name="gr26" draw:text-style-name="P11" xml:id="id20" draw:id="id20" draw:layer="layout" svg:width="4.553cm" svg:height="3.6cm" svg:x="1.5cm" svg:y="14.801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21" draw:id="id21" draw:layer="layout" svg:width="3.373cm" svg:height="1.8cm" svg:x="6.69cm" svg:y="15.701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9" draw:id="id19" draw:layer="layout" svg:width="3.373cm" svg:height="1.8cm" svg:x="2.09cm" svg:y="19.201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777cm" svg:y1="19.201cm" svg:x2="3.777cm" svg:y2="18.401cm" draw:start-shape="id19" draw:start-glue-point="4" draw:end-shape="id20" draw:end-glue-point="6" svg:d="M3777 19201v-800" svg:viewBox="0 0 1 801">
          <text:p/>
        </draw:connector>
        <draw:connector draw:style-name="gr21" draw:text-style-name="P6" draw:layer="layout" draw:type="line" svg:x1="6.053cm" svg:y1="16.601cm" svg:x2="6.69cm" svg:y2="16.601cm" draw:start-shape="id20" draw:start-glue-point="7" draw:end-shape="id21" draw:end-glue-point="5" svg:d="M6053 16601h637" svg:viewBox="0 0 638 1">
          <text:p/>
        </draw:connector>
        <draw:frame draw:style-name="gr29" draw:text-style-name="P13" draw:layer="layout" svg:width="1.579cm" svg:height="1.099cm" svg:x="5.521cm" svg:y="15.701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3.776cm" svg:y="18.401cm">
          <draw:text-box>
            <text:p><text:span text:style-name="T2">Vrai</text:span></text:p>
          </draw:text-box>
        </draw:frame>
        <draw:custom-shape draw:style-name="gr28" draw:text-style-name="P8" xml:id="id22" draw:id="id22" draw:layer="layout" svg:width="3.373cm" svg:height="1.8cm" svg:x="2.09cm" svg:y="12.402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777cm" svg:y1="11.901cm" svg:x2="3.777cm" svg:y2="12.402cm" draw:start-shape="id18" draw:start-glue-point="6" draw:end-shape="id22" draw:end-glue-point="4" svg:d="M3777 11901v501" svg:viewBox="0 0 1 502">
          <text:p/>
        </draw:connector>
        <draw:connector draw:style-name="gr30" draw:text-style-name="P7" draw:layer="layout" svg:x1="3.777cm" svg:y1="14.202cm" svg:x2="3.777cm" svg:y2="14.801cm" draw:start-shape="id22" draw:start-glue-point="6" draw:end-shape="id20" draw:end-glue-point="4" svg:d="M3777 14202v599" svg:viewBox="0 0 1 600">
          <text:p/>
        </draw:connector>
        <draw:custom-shape draw:style-name="gr26" draw:text-style-name="P11" xml:id="id23" draw:id="id23" draw:layer="layout" svg:width="4.553cm" svg:height="3.6cm" svg:x="10.8cm" svg:y="5.702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353cm" svg:y1="7.502cm" svg:x2="13.077cm" svg:y2="5.702cm" draw:start-shape="id23" draw:start-glue-point="7" draw:end-shape="id23" draw:end-glue-point="4" svg:d="M15353 7502h501v-2301h-2777v501" svg:viewBox="0 0 2778 2302">
          <text:p/>
        </draw:connector>
        <draw:frame draw:style-name="gr27" draw:text-style-name="P12" draw:layer="layout" svg:width="2.614cm" svg:height="0.954cm" svg:x="13.751cm" svg:y="5.502cm">
          <draw:text-box>
            <text:p><text:span text:style-name="T3">Faux</text:span></text:p>
          </draw:text-box>
        </draw:frame>
        <draw:custom-shape draw:style-name="gr28" draw:text-style-name="P8" xml:id="id24" draw:id="id24" draw:layer="layout" svg:width="3.373cm" svg:height="1.8cm" svg:x="11.39cm" svg:y="10.102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3.077cm" svg:y1="10.102cm" svg:x2="13.076cm" svg:y2="9.302cm" draw:start-shape="id24" draw:start-glue-point="4" svg:d="M13077 10102l-1-800" svg:viewBox="0 0 2 801">
          <text:p/>
        </draw:connector>
        <draw:frame draw:style-name="gr22" draw:text-style-name="P9" draw:layer="layout" svg:width="1.693cm" svg:height="0.675cm" svg:x="13.156cm" svg:y="9.303cm">
          <draw:text-box>
            <text:p><text:span text:style-name="T2">Vrai</text:span></text:p>
          </draw:text-box>
        </draw:frame>
        <draw:custom-shape draw:style-name="gr26" draw:text-style-name="P11" xml:id="id26" draw:id="id26" draw:layer="layout" svg:width="4.553cm" svg:height="3.6cm" svg:x="10.8cm" svg:y="14.802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27" draw:id="id27" draw:layer="layout" svg:width="3.373cm" svg:height="1.8cm" svg:x="15.99cm" svg:y="15.702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25" draw:id="id25" draw:layer="layout" svg:width="3.373cm" svg:height="1.8cm" svg:x="11.39cm" svg:y="19.202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3.077cm" svg:y1="19.202cm" svg:x2="13.077cm" svg:y2="18.402cm" draw:start-shape="id25" draw:start-glue-point="4" draw:end-shape="id26" draw:end-glue-point="6" svg:d="M13077 19202v-800" svg:viewBox="0 0 1 801">
          <text:p/>
        </draw:connector>
        <draw:connector draw:style-name="gr21" draw:text-style-name="P6" draw:layer="layout" draw:type="line" svg:x1="15.353cm" svg:y1="16.602cm" svg:x2="15.99cm" svg:y2="16.602cm" draw:start-shape="id26" draw:start-glue-point="7" draw:end-shape="id27" draw:end-glue-point="5" svg:d="M15353 16602h637" svg:viewBox="0 0 638 1">
          <text:p/>
        </draw:connector>
        <draw:frame draw:style-name="gr29" draw:text-style-name="P13" draw:layer="layout" svg:width="1.579cm" svg:height="1.099cm" svg:x="14.821cm" svg:y="15.702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13.076cm" svg:y="18.402cm">
          <draw:text-box>
            <text:p><text:span text:style-name="T2">Vrai</text:span></text:p>
          </draw:text-box>
        </draw:frame>
        <draw:custom-shape draw:style-name="gr28" draw:text-style-name="P8" xml:id="id28" draw:id="id28" draw:layer="layout" svg:width="3.373cm" svg:height="1.8cm" svg:x="11.39cm" svg:y="12.403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3.077cm" svg:y1="11.902cm" svg:x2="13.077cm" svg:y2="12.403cm" draw:start-shape="id24" draw:start-glue-point="6" draw:end-shape="id28" draw:end-glue-point="4" svg:d="M13077 11902v501" svg:viewBox="0 0 1 502">
          <text:p/>
        </draw:connector>
        <draw:connector draw:style-name="gr30" draw:text-style-name="P7" draw:layer="layout" svg:x1="13.077cm" svg:y1="14.203cm" svg:x2="13.077cm" svg:y2="14.802cm" draw:start-shape="id28" draw:start-glue-point="6" draw:end-shape="id26" draw:end-glue-point="4" svg:d="M13077 14203v599" svg:viewBox="0 0 1 600">
          <text:p/>
        </draw:connector>
        <draw:custom-shape draw:style-name="gr28" draw:text-style-name="P8" xml:id="id29" draw:id="id29" draw:layer="layout" svg:width="3.373cm" svg:height="1.8cm" svg:x="6.69cm" svg:y="19.2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463cm" svg:y1="20.101cm" svg:x2="6.69cm" svg:y2="20.102cm" draw:start-shape="id19" draw:start-glue-point="7" draw:end-shape="id29" draw:end-glue-point="5" svg:d="M5463 20101h613v1h614" svg:viewBox="0 0 1228 2">
          <text:p/>
        </draw:connector>
        <draw:custom-shape draw:style-name="gr28" draw:text-style-name="P8" xml:id="id30" draw:id="id30" draw:layer="layout" svg:width="3.373cm" svg:height="1.8cm" svg:x="15.99cm" svg:y="19.203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763cm" svg:y1="20.102cm" svg:x2="15.99cm" svg:y2="20.103cm" draw:start-shape="id25" draw:start-glue-point="7" draw:end-shape="id30" draw:end-glue-point="5" svg:d="M14763 20102h613v1h614" svg:viewBox="0 0 1228 2">
          <text:p/>
        </draw:connector>
        <draw:connector draw:style-name="gr30" draw:text-style-name="P7" draw:layer="layout" draw:line-skew="-0.264cm 5.847cm" svg:x1="10.063cm" svg:y1="20.102cm" svg:x2="10.8cm" svg:y2="7.502cm" draw:start-shape="id29" draw:start-glue-point="7" draw:end-shape="id23" draw:end-glue-point="5" svg:d="M10063 20102h237v-2h-2v-12598h502" svg:viewBox="0 0 738 12601">
          <text:p/>
        </draw:connector>
      </draw:page>
      <draw:page draw:name="Mode contrôle de porte P1 et P2 (en sortie)" draw:style-name="dp1" draw:master-page-name="Standard">
        <draw:custom-shape draw:style-name="gr26" draw:text-style-name="P11" xml:id="id31" draw:id="id31" draw:layer="layout" svg:width="4.553cm" svg:height="3.6cm" svg:x="1.5cm" svg:y="5.702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6.053cm" svg:y1="7.502cm" svg:x2="3.777cm" svg:y2="5.702cm" draw:start-shape="id31" draw:start-glue-point="7" draw:end-shape="id31" draw:end-glue-point="4" svg:d="M6053 7502h501v-2301h-2777v501" svg:viewBox="0 0 2778 2302">
          <text:p/>
        </draw:connector>
        <draw:frame draw:style-name="gr27" draw:text-style-name="P12" draw:layer="layout" svg:width="2.614cm" svg:height="0.954cm" svg:x="4.451cm" svg:y="5.502cm">
          <draw:text-box>
            <text:p><text:span text:style-name="T3">Faux</text:span></text:p>
          </draw:text-box>
        </draw:frame>
        <draw:custom-shape draw:style-name="gr28" draw:text-style-name="P8" xml:id="id32" draw:id="id32" draw:layer="layout" svg:width="3.373cm" svg:height="1.8cm" svg:x="2.09cm" svg:y="10.102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777cm" svg:y1="10.102cm" svg:x2="3.776cm" svg:y2="9.302cm" draw:start-shape="id32" draw:start-glue-point="4" svg:d="M3777 10102l-1-800" svg:viewBox="0 0 2 801">
          <text:p/>
        </draw:connector>
        <draw:frame draw:style-name="gr22" draw:text-style-name="P9" draw:layer="layout" svg:width="1.693cm" svg:height="0.675cm" svg:x="3.856cm" svg:y="9.303cm">
          <draw:text-box>
            <text:p><text:span text:style-name="T2">Vrai</text:span></text:p>
          </draw:text-box>
        </draw:frame>
        <draw:custom-shape draw:style-name="gr26" draw:text-style-name="P11" xml:id="id34" draw:id="id34" draw:layer="layout" svg:width="4.553cm" svg:height="3.6cm" svg:x="1.5cm" svg:y="14.802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35" draw:id="id35" draw:layer="layout" svg:width="3.373cm" svg:height="1.8cm" svg:x="6.69cm" svg:y="15.702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33" draw:id="id33" draw:layer="layout" svg:width="3.373cm" svg:height="1.8cm" svg:x="2.09cm" svg:y="19.202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777cm" svg:y1="19.202cm" svg:x2="3.777cm" svg:y2="18.402cm" draw:start-shape="id33" draw:start-glue-point="4" draw:end-shape="id34" draw:end-glue-point="6" svg:d="M3777 19202v-800" svg:viewBox="0 0 1 801">
          <text:p/>
        </draw:connector>
        <draw:connector draw:style-name="gr21" draw:text-style-name="P6" draw:layer="layout" draw:type="line" svg:x1="6.053cm" svg:y1="16.602cm" svg:x2="6.69cm" svg:y2="16.602cm" draw:start-shape="id34" draw:start-glue-point="7" draw:end-shape="id35" draw:end-glue-point="5" svg:d="M6053 16602h637" svg:viewBox="0 0 638 1">
          <text:p/>
        </draw:connector>
        <draw:frame draw:style-name="gr29" draw:text-style-name="P13" draw:layer="layout" svg:width="1.579cm" svg:height="1.099cm" svg:x="5.521cm" svg:y="15.702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3.776cm" svg:y="18.402cm">
          <draw:text-box>
            <text:p><text:span text:style-name="T2">Vrai</text:span></text:p>
          </draw:text-box>
        </draw:frame>
        <draw:custom-shape draw:style-name="gr28" draw:text-style-name="P8" xml:id="id36" draw:id="id36" draw:layer="layout" svg:width="3.373cm" svg:height="1.8cm" svg:x="2.09cm" svg:y="12.403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777cm" svg:y1="11.902cm" svg:x2="3.777cm" svg:y2="12.403cm" draw:start-shape="id32" draw:start-glue-point="6" draw:end-shape="id36" draw:end-glue-point="4" svg:d="M3777 11902v501" svg:viewBox="0 0 1 502">
          <text:p/>
        </draw:connector>
        <draw:connector draw:style-name="gr30" draw:text-style-name="P7" draw:layer="layout" svg:x1="3.777cm" svg:y1="14.203cm" svg:x2="3.777cm" svg:y2="14.802cm" draw:start-shape="id36" draw:start-glue-point="6" draw:end-shape="id34" draw:end-glue-point="4" svg:d="M3777 14203v599" svg:viewBox="0 0 1 600">
          <text:p/>
        </draw:connector>
        <draw:custom-shape draw:style-name="gr26" draw:text-style-name="P11" xml:id="id37" draw:id="id37" draw:layer="layout" svg:width="4.553cm" svg:height="3.6cm" svg:x="10.8cm" svg:y="5.703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353cm" svg:y1="7.503cm" svg:x2="13.077cm" svg:y2="5.703cm" draw:start-shape="id37" draw:start-glue-point="7" draw:end-shape="id37" draw:end-glue-point="4" svg:d="M15353 7503h501v-2301h-2777v501" svg:viewBox="0 0 2778 2302">
          <text:p/>
        </draw:connector>
        <draw:frame draw:style-name="gr27" draw:text-style-name="P12" draw:layer="layout" svg:width="2.614cm" svg:height="0.954cm" svg:x="13.751cm" svg:y="5.503cm">
          <draw:text-box>
            <text:p><text:span text:style-name="T3">Faux</text:span></text:p>
          </draw:text-box>
        </draw:frame>
        <draw:custom-shape draw:style-name="gr28" draw:text-style-name="P8" xml:id="id38" draw:id="id38" draw:layer="layout" svg:width="3.373cm" svg:height="1.8cm" svg:x="11.39cm" svg:y="10.103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3.077cm" svg:y1="10.103cm" svg:x2="13.076cm" svg:y2="9.303cm" draw:start-shape="id38" draw:start-glue-point="4" svg:d="M13077 10103l-1-800" svg:viewBox="0 0 2 801">
          <text:p/>
        </draw:connector>
        <draw:frame draw:style-name="gr22" draw:text-style-name="P9" draw:layer="layout" svg:width="1.693cm" svg:height="0.675cm" svg:x="13.156cm" svg:y="9.304cm">
          <draw:text-box>
            <text:p><text:span text:style-name="T2">Vrai</text:span></text:p>
          </draw:text-box>
        </draw:frame>
        <draw:custom-shape draw:style-name="gr26" draw:text-style-name="P11" xml:id="id40" draw:id="id40" draw:layer="layout" svg:width="4.553cm" svg:height="3.6cm" svg:x="10.8cm" svg:y="14.803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41" draw:id="id41" draw:layer="layout" svg:width="3.373cm" svg:height="1.8cm" svg:x="15.99cm" svg:y="15.703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39" draw:id="id39" draw:layer="layout" svg:width="3.373cm" svg:height="1.8cm" svg:x="11.39cm" svg:y="19.203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3.077cm" svg:y1="19.203cm" svg:x2="13.077cm" svg:y2="18.403cm" draw:start-shape="id39" draw:start-glue-point="4" draw:end-shape="id40" draw:end-glue-point="6" svg:d="M13077 19203v-800" svg:viewBox="0 0 1 801">
          <text:p/>
        </draw:connector>
        <draw:connector draw:style-name="gr21" draw:text-style-name="P6" draw:layer="layout" draw:type="line" svg:x1="15.353cm" svg:y1="16.603cm" svg:x2="15.99cm" svg:y2="16.603cm" draw:start-shape="id40" draw:start-glue-point="7" draw:end-shape="id41" draw:end-glue-point="5" svg:d="M15353 16603h637" svg:viewBox="0 0 638 1">
          <text:p/>
        </draw:connector>
        <draw:frame draw:style-name="gr29" draw:text-style-name="P13" draw:layer="layout" svg:width="1.579cm" svg:height="1.099cm" svg:x="14.821cm" svg:y="15.703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13.076cm" svg:y="18.403cm">
          <draw:text-box>
            <text:p><text:span text:style-name="T2">Vrai</text:span></text:p>
          </draw:text-box>
        </draw:frame>
        <draw:custom-shape draw:style-name="gr28" draw:text-style-name="P8" xml:id="id42" draw:id="id42" draw:layer="layout" svg:width="3.373cm" svg:height="1.8cm" svg:x="11.39cm" svg:y="12.404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3.077cm" svg:y1="11.903cm" svg:x2="13.077cm" svg:y2="12.404cm" draw:start-shape="id38" draw:start-glue-point="6" draw:end-shape="id42" draw:end-glue-point="4" svg:d="M13077 11903v501" svg:viewBox="0 0 1 502">
          <text:p/>
        </draw:connector>
        <draw:connector draw:style-name="gr30" draw:text-style-name="P7" draw:layer="layout" svg:x1="13.077cm" svg:y1="14.204cm" svg:x2="13.077cm" svg:y2="14.803cm" draw:start-shape="id42" draw:start-glue-point="6" draw:end-shape="id40" draw:end-glue-point="4" svg:d="M13077 14204v599" svg:viewBox="0 0 1 600">
          <text:p/>
        </draw:connector>
        <draw:custom-shape draw:style-name="gr28" draw:text-style-name="P8" xml:id="id43" draw:id="id43" draw:layer="layout" svg:width="3.373cm" svg:height="1.8cm" svg:x="6.69cm" svg:y="19.203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463cm" svg:y1="20.102cm" svg:x2="6.69cm" svg:y2="20.103cm" draw:start-shape="id33" draw:start-glue-point="7" draw:end-shape="id43" draw:end-glue-point="5" svg:d="M5463 20102h613v1h614" svg:viewBox="0 0 1228 2">
          <text:p/>
        </draw:connector>
        <draw:custom-shape draw:style-name="gr28" draw:text-style-name="P8" xml:id="id44" draw:id="id44" draw:layer="layout" svg:width="3.373cm" svg:height="1.8cm" svg:x="15.99cm" svg:y="19.204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763cm" svg:y1="20.103cm" svg:x2="15.99cm" svg:y2="20.104cm" draw:start-shape="id39" draw:start-glue-point="7" draw:end-shape="id44" draw:end-glue-point="5" svg:d="M14763 20103h613v1h614" svg:viewBox="0 0 1228 2">
          <text:p/>
        </draw:connector>
        <draw:connector draw:style-name="gr30" draw:text-style-name="P7" draw:layer="layout" draw:line-skew="-0.364cm 5.846cm" svg:x1="10.063cm" svg:y1="20.103cm" svg:x2="10.8cm" svg:y2="7.503cm" draw:start-shape="id43" draw:start-glue-point="7" draw:end-shape="id37" draw:end-glue-point="5" svg:d="M10063 20103h137v-3h98v-12597h502" svg:viewBox="0 0 738 12601">
          <text:p/>
        </draw:connector>
      </draw:page>
      <draw:page draw:name="Mode contrôle de porte P1 et P2 (en entrée et en sortie)" draw:style-name="dp1" draw:master-page-name="Standard">
        <draw:custom-shape draw:style-name="gr31" draw:text-style-name="P11" xml:id="id45" draw:id="id45" draw:layer="layout" svg:width="4.553cm" svg:height="2.327cm" svg:x="1.137cm" svg:y="6.115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7.279cm" svg:x2="3.414cm" svg:y2="6.115cm" draw:start-shape="id45" draw:start-glue-point="7" draw:end-shape="id45" draw:end-glue-point="4" svg:d="M5690 7279h501v-1666h-2777v502" svg:viewBox="0 0 2778 1667">
          <text:p/>
        </draw:connector>
        <draw:frame draw:style-name="gr32" draw:text-style-name="P12" draw:layer="layout" svg:width="2.614cm" svg:height="0.675cm" svg:x="4.088cm" svg:y="5.986cm">
          <draw:text-box>
            <text:p><text:span text:style-name="T3">Faux</text:span></text:p>
          </draw:text-box>
        </draw:frame>
        <draw:custom-shape draw:style-name="gr33" draw:text-style-name="P8" xml:id="id46" draw:id="id46" draw:layer="layout" svg:width="3.373cm" svg:height="1.162cm" svg:x="1.727cm" svg:y="8.759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414cm" svg:y1="8.759cm" svg:x2="3.413cm" svg:y2="8.442cm" draw:start-shape="id46" draw:start-glue-point="4" svg:d="M3414 8759l-1-317" svg:viewBox="0 0 2 318">
          <text:p/>
        </draw:connector>
        <draw:frame draw:style-name="gr22" draw:text-style-name="P9" draw:layer="layout" svg:width="1.693cm" svg:height="0.675cm" svg:x="3.293cm" svg:y="8.143cm">
          <draw:text-box>
            <text:p><text:span text:style-name="T2">Vrai</text:span></text:p>
          </draw:text-box>
        </draw:frame>
        <draw:custom-shape draw:style-name="gr31" draw:text-style-name="P11" xml:id="id48" draw:id="id48" draw:layer="layout" svg:width="4.553cm" svg:height="2.326cm" svg:x="1.137cm" svg:y="11.495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3" draw:text-style-name="P8" xml:id="id49" draw:id="id49" draw:layer="layout" svg:width="3.373cm" svg:height="1.162cm" svg:x="6.327cm" svg:y="12.077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3" draw:text-style-name="P8" xml:id="id47" draw:id="id47" draw:layer="layout" svg:width="3.373cm" svg:height="1.162cm" svg:x="1.727cm" svg:y="14.238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414cm" svg:y1="14.238cm" svg:x2="3.414cm" svg:y2="13.821cm" draw:start-shape="id47" draw:start-glue-point="4" draw:end-shape="id48" draw:end-glue-point="6" svg:d="M3414 14238v-417" svg:viewBox="0 0 1 418">
          <text:p/>
        </draw:connector>
        <draw:connector draw:style-name="gr21" draw:text-style-name="P6" draw:layer="layout" draw:type="line" svg:x1="5.69cm" svg:y1="12.658cm" svg:x2="6.327cm" svg:y2="12.658cm" draw:start-shape="id48" draw:start-glue-point="7" draw:end-shape="id49" draw:end-glue-point="5" svg:d="M5690 12658h637" svg:viewBox="0 0 638 1">
          <text:p/>
        </draw:connector>
        <draw:frame draw:style-name="gr34" draw:text-style-name="P13" draw:layer="layout" svg:width="1.579cm" svg:height="0.709cm" svg:x="5.158cm" svg:y="11.977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3.413cm" svg:y="13.621cm">
          <draw:text-box>
            <text:p><text:span text:style-name="T2">Vrai</text:span></text:p>
          </draw:text-box>
        </draw:frame>
        <draw:custom-shape draw:style-name="gr35" draw:text-style-name="P8" xml:id="id50" draw:id="id50" draw:layer="layout" svg:width="3.373cm" svg:height="1.164cm" svg:x="1.727cm" svg:y="10.144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414cm" svg:y1="9.921cm" svg:x2="3.414cm" svg:y2="10.144cm" draw:start-shape="id46" draw:start-glue-point="6" draw:end-shape="id50" draw:end-glue-point="4" svg:d="M3414 9921v223" svg:viewBox="0 0 1 224">
          <text:p/>
        </draw:connector>
        <draw:connector draw:style-name="gr30" draw:text-style-name="P7" draw:layer="layout" svg:x1="3.414cm" svg:y1="11.308cm" svg:x2="3.414cm" svg:y2="11.495cm" draw:start-shape="id50" draw:start-glue-point="6" draw:end-shape="id48" draw:end-glue-point="4" svg:d="M3414 11308v187" svg:viewBox="0 0 1 188">
          <text:p/>
        </draw:connector>
        <draw:custom-shape draw:style-name="gr31" draw:text-style-name="P11" xml:id="id51" draw:id="id51" draw:layer="layout" svg:width="4.553cm" svg:height="2.327cm" svg:x="10.437cm" svg:y="6.116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99cm" svg:y1="7.28cm" svg:x2="12.714cm" svg:y2="6.116cm" draw:start-shape="id51" draw:start-glue-point="7" draw:end-shape="id51" draw:end-glue-point="4" svg:d="M14990 7280h501v-1666h-2777v502" svg:viewBox="0 0 2778 1667">
          <text:p/>
        </draw:connector>
        <draw:frame draw:style-name="gr32" draw:text-style-name="P12" draw:layer="layout" svg:width="2.614cm" svg:height="0.675cm" svg:x="13.388cm" svg:y="5.987cm">
          <draw:text-box>
            <text:p><text:span text:style-name="T3">Faux</text:span></text:p>
          </draw:text-box>
        </draw:frame>
        <draw:custom-shape draw:style-name="gr33" draw:text-style-name="P8" xml:id="id52" draw:id="id52" draw:layer="layout" svg:width="3.373cm" svg:height="1.162cm" svg:x="11.027cm" svg:y="8.859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2.714cm" svg:y1="8.859cm" svg:x2="12.713cm" svg:y2="8.443cm" draw:start-shape="id52" draw:start-glue-point="4" svg:d="M12714 8859l-1-416" svg:viewBox="0 0 2 417">
          <text:p/>
        </draw:connector>
        <draw:frame draw:style-name="gr22" draw:text-style-name="P9" draw:layer="layout" svg:width="1.693cm" svg:height="0.675cm" svg:x="12.593cm" svg:y="8.343cm">
          <draw:text-box>
            <text:p><text:span text:style-name="T2">Vrai</text:span></text:p>
          </draw:text-box>
        </draw:frame>
        <draw:custom-shape draw:style-name="gr36" draw:text-style-name="P11" xml:id="id54" draw:id="id54" draw:layer="layout" svg:width="4.553cm" svg:height="2.325cm" svg:x="10.437cm" svg:y="11.596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7" draw:text-style-name="P8" xml:id="id55" draw:id="id55" draw:layer="layout" svg:width="3.373cm" svg:height="1.163cm" svg:x="15.627cm" svg:y="12.177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7" draw:text-style-name="P8" xml:id="id53" draw:id="id53" draw:layer="layout" svg:width="3.373cm" svg:height="1.163cm" svg:x="11.027cm" svg:y="14.338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2.714cm" svg:y1="14.338cm" svg:x2="12.714cm" svg:y2="13.921cm" draw:start-shape="id53" draw:start-glue-point="4" draw:end-shape="id54" draw:end-glue-point="6" svg:d="M12714 14338v-417" svg:viewBox="0 0 1 418">
          <text:p/>
        </draw:connector>
        <draw:connector draw:style-name="gr21" draw:text-style-name="P6" draw:layer="layout" draw:type="line" svg:x1="14.99cm" svg:y1="12.759cm" svg:x2="15.627cm" svg:y2="12.759cm" draw:start-shape="id54" draw:start-glue-point="7" draw:end-shape="id55" draw:end-glue-point="5" svg:d="M14990 12759h637" svg:viewBox="0 0 638 1">
          <text:p/>
        </draw:connector>
        <draw:frame draw:style-name="gr38" draw:text-style-name="P13" draw:layer="layout" svg:width="1.579cm" svg:height="0.71cm" svg:x="14.458cm" svg:y="12.077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12.713cm" svg:y="13.721cm">
          <draw:text-box>
            <text:p><text:span text:style-name="T2">Vrai</text:span></text:p>
          </draw:text-box>
        </draw:frame>
        <draw:custom-shape draw:style-name="gr35" draw:text-style-name="P8" xml:id="id56" draw:id="id56" draw:layer="layout" svg:width="3.373cm" svg:height="1.164cm" svg:x="11.027cm" svg:y="10.245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2.714cm" svg:y1="10.021cm" svg:x2="12.714cm" svg:y2="10.245cm" draw:start-shape="id52" draw:start-glue-point="6" draw:end-shape="id56" draw:end-glue-point="4" svg:d="M12714 10021v224" svg:viewBox="0 0 1 225">
          <text:p/>
        </draw:connector>
        <draw:connector draw:style-name="gr30" draw:text-style-name="P7" draw:layer="layout" svg:x1="12.714cm" svg:y1="11.409cm" svg:x2="12.714cm" svg:y2="11.596cm" draw:start-shape="id56" draw:start-glue-point="6" draw:end-shape="id54" draw:end-glue-point="4" svg:d="M12714 11409v187" svg:viewBox="0 0 1 188">
          <text:p/>
        </draw:connector>
        <draw:custom-shape draw:style-name="gr37" draw:text-style-name="P8" xml:id="id57" draw:id="id57" draw:layer="layout" svg:width="3.373cm" svg:height="1.163cm" svg:x="6.3cm" svg:y="14.237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4.819cm" svg:x2="6.3cm" svg:y2="14.819cm" draw:start-shape="id47" draw:start-glue-point="7" draw:end-shape="id57" draw:end-glue-point="5" svg:d="M5100 14819h1200" svg:viewBox="0 0 1201 1">
          <text:p/>
        </draw:connector>
        <draw:custom-shape draw:style-name="gr37" draw:text-style-name="P8" xml:id="id58" draw:id="id58" draw:layer="layout" svg:width="3.373cm" svg:height="1.163cm" svg:x="15.627cm" svg:y="14.339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4cm" svg:y1="14.92cm" svg:x2="15.627cm" svg:y2="14.921cm" draw:start-shape="id53" draw:start-glue-point="7" draw:end-shape="id58" draw:end-glue-point="5" svg:d="M14400 14920h613v1h614" svg:viewBox="0 0 1228 2">
          <text:p/>
        </draw:connector>
        <draw:custom-shape draw:style-name="gr39" draw:text-style-name="P11" xml:id="id59" draw:id="id59" draw:layer="layout" svg:width="4.553cm" svg:height="2.58cm" svg:x="1.137cm" svg:y="17.533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18.823cm" svg:x2="3.414cm" svg:y2="17.533cm" draw:start-shape="id59" draw:start-glue-point="7" draw:end-shape="id59" draw:end-glue-point="4" svg:d="M5690 18823h501v-1791h-2777v501" svg:viewBox="0 0 2778 1792">
          <text:p/>
        </draw:connector>
        <draw:frame draw:style-name="gr40" draw:text-style-name="P12" draw:layer="layout" svg:width="2.614cm" svg:height="0.684cm" svg:x="4.088cm" svg:y="17.389cm">
          <draw:text-box>
            <text:p><text:span text:style-name="T3">Faux</text:span></text:p>
          </draw:text-box>
        </draw:frame>
        <draw:custom-shape draw:style-name="gr41" draw:text-style-name="P8" xml:id="id60" draw:id="id60" draw:layer="layout" svg:width="3.373cm" svg:height="1.29cm" svg:x="1.727cm" svg:y="20.486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414cm" svg:y1="20.486cm" svg:x2="3.413cm" svg:y2="20.113cm" draw:start-shape="id60" draw:start-glue-point="4" svg:d="M3414 20486l-1-373" svg:viewBox="0 0 2 374">
          <text:p/>
        </draw:connector>
        <draw:frame draw:style-name="gr22" draw:text-style-name="P9" draw:layer="layout" svg:width="1.693cm" svg:height="0.675cm" svg:x="3.293cm" svg:y="19.914cm">
          <draw:text-box>
            <text:p><text:span text:style-name="T2">Vrai</text:span></text:p>
          </draw:text-box>
        </draw:frame>
        <draw:custom-shape draw:style-name="gr39" draw:text-style-name="P11" xml:id="id62" draw:id="id62" draw:layer="layout" svg:width="4.553cm" svg:height="2.58cm" svg:x="1.137cm" svg:y="23.555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1" draw:text-style-name="P8" xml:id="id63" draw:id="id63" draw:layer="layout" svg:width="3.373cm" svg:height="1.29cm" svg:x="6.327cm" svg:y="24.2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2" draw:text-style-name="P8" xml:id="id61" draw:id="id61" draw:layer="layout" svg:width="3.373cm" svg:height="1.289cm" svg:x="1.727cm" svg:y="26.609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414cm" svg:y1="26.609cm" svg:x2="3.414cm" svg:y2="26.135cm" draw:start-shape="id61" draw:start-glue-point="4" draw:end-shape="id62" draw:end-glue-point="6" svg:d="M3414 26609v-474" svg:viewBox="0 0 1 475">
          <text:p/>
        </draw:connector>
        <draw:connector draw:style-name="gr21" draw:text-style-name="P6" draw:layer="layout" draw:type="line" svg:x1="5.69cm" svg:y1="24.845cm" svg:x2="6.327cm" svg:y2="24.845cm" draw:start-shape="id62" draw:start-glue-point="7" draw:end-shape="id63" draw:end-glue-point="5" svg:d="M5690 24845h637" svg:viewBox="0 0 638 1">
          <text:p/>
        </draw:connector>
        <draw:frame draw:style-name="gr43" draw:text-style-name="P13" draw:layer="layout" svg:width="1.579cm" svg:height="0.787cm" svg:x="5.158cm" svg:y="24.2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3.213cm" svg:y="26.035cm">
          <draw:text-box>
            <text:p><text:span text:style-name="T2">Vrai</text:span></text:p>
          </draw:text-box>
        </draw:frame>
        <draw:custom-shape draw:style-name="gr44" draw:text-style-name="P8" xml:id="id64" draw:id="id64" draw:layer="layout" svg:width="3.373cm" svg:height="1.291cm" svg:x="1.727cm" svg:y="22.035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414cm" svg:y1="21.776cm" svg:x2="3.414cm" svg:y2="22.035cm" draw:start-shape="id60" draw:start-glue-point="6" draw:end-shape="id64" draw:end-glue-point="4" svg:d="M3414 21776v259" svg:viewBox="0 0 1 260">
          <text:p/>
        </draw:connector>
        <draw:connector draw:style-name="gr30" draw:text-style-name="P7" draw:layer="layout" svg:x1="3.414cm" svg:y1="23.326cm" svg:x2="3.414cm" svg:y2="23.555cm" draw:start-shape="id64" draw:start-glue-point="6" draw:end-shape="id62" draw:end-glue-point="4" svg:d="M3414 23326v229" svg:viewBox="0 0 1 230">
          <text:p/>
        </draw:connector>
        <draw:custom-shape draw:style-name="gr45" draw:text-style-name="P11" xml:id="id65" draw:id="id65" draw:layer="layout" svg:width="4.553cm" svg:height="2.581cm" svg:x="10.437cm" svg:y="17.533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99cm" svg:y1="18.824cm" svg:x2="12.714cm" svg:y2="17.533cm" draw:start-shape="id65" draw:start-glue-point="7" draw:end-shape="id65" draw:end-glue-point="4" svg:d="M14990 18824h501v-1793h-2777v502" svg:viewBox="0 0 2778 1794">
          <text:p/>
        </draw:connector>
        <draw:frame draw:style-name="gr40" draw:text-style-name="P12" draw:layer="layout" svg:width="2.614cm" svg:height="0.684cm" svg:x="13.388cm" svg:y="17.39cm">
          <draw:text-box>
            <text:p><text:span text:style-name="T3">Faux</text:span></text:p>
          </draw:text-box>
        </draw:frame>
        <draw:custom-shape draw:style-name="gr44" draw:text-style-name="P8" xml:id="id66" draw:id="id66" draw:layer="layout" svg:width="3.373cm" svg:height="1.291cm" svg:x="11.027cm" svg:y="20.486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2.714cm" svg:y1="20.486cm" svg:x2="12.713cm" svg:y2="20.114cm" draw:start-shape="id66" draw:start-glue-point="4" svg:d="M12714 20486l-1-372" svg:viewBox="0 0 2 373">
          <text:p/>
        </draw:connector>
        <draw:frame draw:style-name="gr22" draw:text-style-name="P9" draw:layer="layout" svg:width="1.693cm" svg:height="0.675cm" svg:x="12.593cm" svg:y="19.915cm">
          <draw:text-box>
            <text:p><text:span text:style-name="T2">Vrai</text:span></text:p>
          </draw:text-box>
        </draw:frame>
        <draw:custom-shape draw:style-name="gr39" draw:text-style-name="P11" xml:id="id68" draw:id="id68" draw:layer="layout" svg:width="4.553cm" svg:height="2.58cm" svg:x="10.437cm" svg:y="23.556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2" draw:text-style-name="P8" xml:id="id69" draw:id="id69" draw:layer="layout" svg:width="3.373cm" svg:height="1.289cm" svg:x="15.627cm" svg:y="24.201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1" draw:text-style-name="P8" xml:id="id67" draw:id="id67" draw:layer="layout" svg:width="3.373cm" svg:height="1.29cm" svg:x="11.027cm" svg:y="26.60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2.714cm" svg:y1="26.609cm" svg:x2="12.714cm" svg:y2="26.136cm" draw:start-shape="id67" draw:start-glue-point="4" draw:end-shape="id68" draw:end-glue-point="6" svg:d="M12714 26609v-473" svg:viewBox="0 0 1 474">
          <text:p/>
        </draw:connector>
        <draw:connector draw:style-name="gr21" draw:text-style-name="P6" draw:layer="layout" draw:type="line" svg:x1="14.99cm" svg:y1="24.846cm" svg:x2="15.627cm" svg:y2="24.846cm" draw:start-shape="id68" draw:start-glue-point="7" draw:end-shape="id69" draw:end-glue-point="5" svg:d="M14990 24846h637" svg:viewBox="0 0 638 1">
          <text:p/>
        </draw:connector>
        <draw:frame draw:style-name="gr43" draw:text-style-name="P13" draw:layer="layout" svg:width="1.579cm" svg:height="0.787cm" svg:x="14.458cm" svg:y="24.201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12.613cm" svg:y="26.036cm">
          <draw:text-box>
            <text:p><text:span text:style-name="T2">Vrai</text:span></text:p>
          </draw:text-box>
        </draw:frame>
        <draw:custom-shape draw:style-name="gr41" draw:text-style-name="P8" xml:id="id70" draw:id="id70" draw:layer="layout" svg:width="3.373cm" svg:height="1.29cm" svg:x="11.027cm" svg:y="22.036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2.714cm" svg:y1="21.777cm" svg:x2="12.714cm" svg:y2="22.036cm" draw:start-shape="id66" draw:start-glue-point="6" draw:end-shape="id70" draw:end-glue-point="4" svg:d="M12714 21777v259" svg:viewBox="0 0 1 260">
          <text:p/>
        </draw:connector>
        <draw:connector draw:style-name="gr30" draw:text-style-name="P7" draw:layer="layout" svg:x1="12.714cm" svg:y1="23.326cm" svg:x2="12.714cm" svg:y2="23.556cm" draw:start-shape="id70" draw:start-glue-point="6" draw:end-shape="id68" draw:end-glue-point="4" svg:d="M12714 23326v230" svg:viewBox="0 0 1 231">
          <text:p/>
        </draw:connector>
        <draw:custom-shape draw:style-name="gr41" draw:text-style-name="P8" xml:id="id71" draw:id="id71" draw:layer="layout" svg:width="3.373cm" svg:height="1.29cm" svg:x="6.327cm" svg:y="26.609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27.254cm" svg:x2="6.327cm" svg:y2="27.254cm" draw:start-shape="id61" draw:start-glue-point="7" draw:end-shape="id71" draw:end-glue-point="5" svg:d="M5100 27254h1227" svg:viewBox="0 0 1228 1">
          <text:p/>
        </draw:connector>
        <draw:custom-shape draw:style-name="gr44" draw:text-style-name="P8" xml:id="id72" draw:id="id72" draw:layer="layout" svg:width="3.373cm" svg:height="1.291cm" svg:x="15.627cm" svg:y="26.609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4cm" svg:y1="27.254cm" svg:x2="15.627cm" svg:y2="27.255cm" draw:start-shape="id67" draw:start-glue-point="7" draw:end-shape="id72" draw:end-glue-point="5" svg:d="M14400 27254h613v1h614" svg:viewBox="0 0 1228 2">
          <text:p/>
        </draw:connector>
        <draw:connector draw:style-name="gr30" draw:text-style-name="P7" draw:layer="layout" draw:line-skew="-0.274cm 3.46cm" svg:x1="9.673cm" svg:y1="14.819cm" svg:x2="10.437cm" svg:y2="7.28cm" draw:start-shape="id57" draw:start-glue-point="7" draw:end-shape="id51" draw:end-glue-point="5" svg:d="M9673 14819h227v-19h35v-7520h502" svg:viewBox="0 0 765 7540">
          <text:p/>
        </draw:connector>
        <draw:connector draw:style-name="gr30" draw:text-style-name="P7" draw:layer="layout" draw:line-skew="-0.301cm 3.838cm" svg:x1="9.7cm" svg:y1="27.254cm" svg:x2="10.437cm" svg:y2="18.824cm" draw:start-shape="id71" draw:start-glue-point="7" draw:end-shape="id65" draw:end-glue-point="5" svg:d="M9700 27254h200v-54h35v-8376h502" svg:viewBox="0 0 738 8431">
          <text:p/>
        </draw:connector>
        <draw:line draw:style-name="gr16" draw:text-style-name="P6" draw:layer="layout" svg:x1="1cm" svg:y1="16.55cm" svg:x2="20cm" svg:y2="16.551cm">
          <text:p/>
        </draw:line>
      </draw:page>
      <draw:page draw:name="Mode contrôle de porte P1 uniquement (en entrée)" draw:style-name="dp1" draw:master-page-name="Standard">
        <draw:custom-shape draw:style-name="gr26" draw:text-style-name="P11" xml:id="id73" draw:id="id73" draw:layer="layout" svg:width="4.553cm" svg:height="3.6cm" svg:x="1.5cm" svg:y="5.702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6.053cm" svg:y1="7.502cm" svg:x2="3.777cm" svg:y2="5.702cm" draw:start-shape="id73" draw:start-glue-point="7" draw:end-shape="id73" draw:end-glue-point="4" svg:d="M6053 7502h501v-2301h-2777v501" svg:viewBox="0 0 2778 2302">
          <text:p/>
        </draw:connector>
        <draw:frame draw:style-name="gr27" draw:text-style-name="P12" draw:layer="layout" svg:width="2.614cm" svg:height="0.954cm" svg:x="4.451cm" svg:y="5.502cm">
          <draw:text-box>
            <text:p><text:span text:style-name="T3">Faux</text:span></text:p>
          </draw:text-box>
        </draw:frame>
        <draw:custom-shape draw:style-name="gr28" draw:text-style-name="P8" xml:id="id74" draw:id="id74" draw:layer="layout" svg:width="3.373cm" svg:height="1.8cm" svg:x="2.09cm" svg:y="10.102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777cm" svg:y1="10.102cm" svg:x2="3.776cm" svg:y2="9.302cm" draw:start-shape="id74" draw:start-glue-point="4" svg:d="M3777 10102l-1-800" svg:viewBox="0 0 2 801">
          <text:p/>
        </draw:connector>
        <draw:frame draw:style-name="gr22" draw:text-style-name="P9" draw:layer="layout" svg:width="1.693cm" svg:height="0.675cm" svg:x="3.856cm" svg:y="9.303cm">
          <draw:text-box>
            <text:p><text:span text:style-name="T2">Vrai</text:span></text:p>
          </draw:text-box>
        </draw:frame>
        <draw:custom-shape draw:style-name="gr26" draw:text-style-name="P11" xml:id="id76" draw:id="id76" draw:layer="layout" svg:width="4.553cm" svg:height="3.6cm" svg:x="1.5cm" svg:y="14.802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77" draw:id="id77" draw:layer="layout" svg:width="3.373cm" svg:height="1.8cm" svg:x="6.69cm" svg:y="15.702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75" draw:id="id75" draw:layer="layout" svg:width="3.373cm" svg:height="1.8cm" svg:x="2.09cm" svg:y="19.202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777cm" svg:y1="19.202cm" svg:x2="3.777cm" svg:y2="18.402cm" draw:start-shape="id75" draw:start-glue-point="4" draw:end-shape="id76" draw:end-glue-point="6" svg:d="M3777 19202v-800" svg:viewBox="0 0 1 801">
          <text:p/>
        </draw:connector>
        <draw:connector draw:style-name="gr21" draw:text-style-name="P6" draw:layer="layout" draw:type="line" svg:x1="6.053cm" svg:y1="16.602cm" svg:x2="6.69cm" svg:y2="16.602cm" draw:start-shape="id76" draw:start-glue-point="7" draw:end-shape="id77" draw:end-glue-point="5" svg:d="M6053 16602h637" svg:viewBox="0 0 638 1">
          <text:p/>
        </draw:connector>
        <draw:frame draw:style-name="gr29" draw:text-style-name="P13" draw:layer="layout" svg:width="1.579cm" svg:height="1.099cm" svg:x="5.521cm" svg:y="15.702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3.776cm" svg:y="18.402cm">
          <draw:text-box>
            <text:p><text:span text:style-name="T2">Vrai</text:span></text:p>
          </draw:text-box>
        </draw:frame>
        <draw:custom-shape draw:style-name="gr28" draw:text-style-name="P8" xml:id="id78" draw:id="id78" draw:layer="layout" svg:width="3.373cm" svg:height="1.8cm" svg:x="2.09cm" svg:y="12.403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777cm" svg:y1="11.902cm" svg:x2="3.777cm" svg:y2="12.403cm" draw:start-shape="id74" draw:start-glue-point="6" draw:end-shape="id78" draw:end-glue-point="4" svg:d="M3777 11902v501" svg:viewBox="0 0 1 502">
          <text:p/>
        </draw:connector>
        <draw:connector draw:style-name="gr30" draw:text-style-name="P7" draw:layer="layout" svg:x1="3.777cm" svg:y1="14.203cm" svg:x2="3.777cm" svg:y2="14.802cm" draw:start-shape="id78" draw:start-glue-point="6" draw:end-shape="id76" draw:end-glue-point="4" svg:d="M3777 14203v599" svg:viewBox="0 0 1 600">
          <text:p/>
        </draw:connector>
        <draw:custom-shape draw:style-name="gr28" draw:text-style-name="P8" xml:id="id79" draw:id="id79" draw:layer="layout" svg:width="3.373cm" svg:height="1.8cm" svg:x="6.69cm" svg:y="19.203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463cm" svg:y1="20.102cm" svg:x2="6.69cm" svg:y2="20.103cm" draw:start-shape="id75" draw:start-glue-point="7" draw:end-shape="id79" draw:end-glue-point="5" svg:d="M5463 20102h613v1h614" svg:viewBox="0 0 1228 2">
          <text:p/>
        </draw:connector>
        <draw:custom-shape draw:style-name="gr26" draw:text-style-name="P11" xml:id="id80" draw:id="id80" draw:layer="layout" svg:width="4.553cm" svg:height="3.6cm" svg:x="10.8cm" svg:y="5.702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353cm" svg:y1="7.502cm" svg:x2="13.077cm" svg:y2="5.702cm" draw:start-shape="id80" draw:start-glue-point="7" draw:end-shape="id80" draw:end-glue-point="4" svg:d="M15353 7502h501v-2301h-2777v501" svg:viewBox="0 0 2778 2302">
          <text:p/>
        </draw:connector>
        <draw:frame draw:style-name="gr27" draw:text-style-name="P12" draw:layer="layout" svg:width="2.614cm" svg:height="0.954cm" svg:x="13.751cm" svg:y="5.502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3.156cm" svg:y="9.303cm">
          <draw:text-box>
            <text:p><text:span text:style-name="T2">Vrai</text:span></text:p>
          </draw:text-box>
        </draw:frame>
        <draw:custom-shape draw:style-name="gr28" draw:text-style-name="P8" xml:id="id81" draw:id="id81" draw:layer="layout" svg:width="3.373cm" svg:height="1.8cm" svg:x="11.39cm" svg:y="10.503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82" draw:id="id82" draw:layer="layout" svg:width="3.373cm" svg:height="1.8cm" svg:x="15.99cm" svg:y="10.504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763cm" svg:y1="11.403cm" svg:x2="15.99cm" svg:y2="11.404cm" draw:start-shape="id81" draw:start-glue-point="7" draw:end-shape="id82" draw:end-glue-point="5" svg:d="M14763 11403h613v1h614" svg:viewBox="0 0 1228 2">
          <text:p/>
        </draw:connector>
        <draw:connector draw:style-name="gr30" draw:text-style-name="P7" draw:layer="layout" svg:x1="13.077cm" svg:y1="9.302cm" svg:x2="13.077cm" svg:y2="10.503cm" draw:start-shape="id80" draw:start-glue-point="6" draw:end-shape="id81" draw:end-glue-point="4" svg:d="M13077 9302v1201" svg:viewBox="0 0 1 1202">
          <text:p/>
        </draw:connector>
        <draw:connector draw:style-name="gr30" draw:text-style-name="P7" draw:layer="layout" draw:line-skew="-0.264cm" svg:x1="10.063cm" svg:y1="20.103cm" svg:x2="10.8cm" svg:y2="7.502cm" draw:start-shape="id79" draw:start-glue-point="7" draw:end-shape="id80" draw:end-glue-point="5" svg:d="M10063 20103h237v-5850h-2v-6751h502" svg:viewBox="0 0 738 12602">
          <text:p/>
        </draw:connector>
      </draw:page>
      <draw:page draw:name="Mode contrôle de porte P2 uniquement (en entrée)" draw:style-name="dp1" draw:master-page-name="Standard">
        <draw:custom-shape draw:style-name="gr26" draw:text-style-name="P11" xml:id="id83" draw:id="id83" draw:layer="layout" svg:width="4.553cm" svg:height="3.6cm" svg:x="11.1cm" svg:y="5.399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653cm" svg:y1="7.199cm" svg:x2="13.377cm" svg:y2="5.399cm" draw:start-shape="id83" draw:start-glue-point="7" draw:end-shape="id83" draw:end-glue-point="4" svg:d="M15653 7199h501v-2301h-2777v501" svg:viewBox="0 0 2778 2302">
          <text:p/>
        </draw:connector>
        <draw:frame draw:style-name="gr27" draw:text-style-name="P12" draw:layer="layout" svg:width="2.614cm" svg:height="0.954cm" svg:x="14.051cm" svg:y="5.199cm">
          <draw:text-box>
            <text:p><text:span text:style-name="T3">Faux</text:span></text:p>
          </draw:text-box>
        </draw:frame>
        <draw:custom-shape draw:style-name="gr28" draw:text-style-name="P8" xml:id="id84" draw:id="id84" draw:layer="layout" svg:width="3.373cm" svg:height="1.8cm" svg:x="11.69cm" svg:y="9.799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3.377cm" svg:y1="9.799cm" svg:x2="13.376cm" svg:y2="8.999cm" draw:start-shape="id84" draw:start-glue-point="4" svg:d="M13377 9799l-1-800" svg:viewBox="0 0 2 801">
          <text:p/>
        </draw:connector>
        <draw:frame draw:style-name="gr22" draw:text-style-name="P9" draw:layer="layout" svg:width="1.693cm" svg:height="0.675cm" svg:x="13.456cm" svg:y="9cm">
          <draw:text-box>
            <text:p><text:span text:style-name="T2">Vrai</text:span></text:p>
          </draw:text-box>
        </draw:frame>
        <draw:custom-shape draw:style-name="gr26" draw:text-style-name="P11" xml:id="id86" draw:id="id86" draw:layer="layout" svg:width="4.553cm" svg:height="3.6cm" svg:x="11.1cm" svg:y="14.499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87" draw:id="id87" draw:layer="layout" svg:width="3.373cm" svg:height="1.8cm" svg:x="16.29cm" svg:y="15.399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85" draw:id="id85" draw:layer="layout" svg:width="3.373cm" svg:height="1.8cm" svg:x="11.69cm" svg:y="18.89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3.377cm" svg:y1="18.899cm" svg:x2="13.377cm" svg:y2="18.099cm" draw:start-shape="id85" draw:start-glue-point="4" draw:end-shape="id86" draw:end-glue-point="6" svg:d="M13377 18899v-800" svg:viewBox="0 0 1 801">
          <text:p/>
        </draw:connector>
        <draw:connector draw:style-name="gr21" draw:text-style-name="P6" draw:layer="layout" draw:type="line" svg:x1="15.653cm" svg:y1="16.299cm" svg:x2="16.29cm" svg:y2="16.299cm" draw:start-shape="id86" draw:start-glue-point="7" draw:end-shape="id87" draw:end-glue-point="5" svg:d="M15653 16299h637" svg:viewBox="0 0 638 1">
          <text:p/>
        </draw:connector>
        <draw:frame draw:style-name="gr29" draw:text-style-name="P13" draw:layer="layout" svg:width="1.579cm" svg:height="1.099cm" svg:x="15.121cm" svg:y="15.399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13.376cm" svg:y="18.099cm">
          <draw:text-box>
            <text:p><text:span text:style-name="T2">Vrai</text:span></text:p>
          </draw:text-box>
        </draw:frame>
        <draw:custom-shape draw:style-name="gr28" draw:text-style-name="P8" xml:id="id88" draw:id="id88" draw:layer="layout" svg:width="3.373cm" svg:height="1.8cm" svg:x="11.69cm" svg:y="12.1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3.377cm" svg:y1="11.599cm" svg:x2="13.377cm" svg:y2="12.1cm" draw:start-shape="id84" draw:start-glue-point="6" draw:end-shape="id88" draw:end-glue-point="4" svg:d="M13377 11599v501" svg:viewBox="0 0 1 502">
          <text:p/>
        </draw:connector>
        <draw:connector draw:style-name="gr30" draw:text-style-name="P7" draw:layer="layout" svg:x1="13.377cm" svg:y1="13.9cm" svg:x2="13.377cm" svg:y2="14.499cm" draw:start-shape="id88" draw:start-glue-point="6" draw:end-shape="id86" draw:end-glue-point="4" svg:d="M13377 13900v599" svg:viewBox="0 0 1 600">
          <text:p/>
        </draw:connector>
        <draw:custom-shape draw:style-name="gr28" draw:text-style-name="P8" xml:id="id89" draw:id="id89" draw:layer="layout" svg:width="3.373cm" svg:height="1.8cm" svg:x="16.29cm" svg:y="18.9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5.063cm" svg:y1="19.799cm" svg:x2="16.29cm" svg:y2="19.8cm" draw:start-shape="id85" draw:start-glue-point="7" draw:end-shape="id89" draw:end-glue-point="5" svg:d="M15063 19799h613v1h614" svg:viewBox="0 0 1228 2">
          <text:p/>
        </draw:connector>
        <draw:custom-shape draw:style-name="gr26" draw:text-style-name="P11" xml:id="id90" draw:id="id90" draw:layer="layout" svg:width="4.553cm" svg:height="3.6cm" svg:x="1.137cm" svg:y="5.098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6.898cm" svg:x2="3.414cm" svg:y2="5.098cm" draw:start-shape="id90" draw:start-glue-point="7" draw:end-shape="id90" draw:end-glue-point="4" svg:d="M5690 6898h501v-2301h-2777v501" svg:viewBox="0 0 2778 2302">
          <text:p/>
        </draw:connector>
        <draw:frame draw:style-name="gr27" draw:text-style-name="P12" draw:layer="layout" svg:width="2.614cm" svg:height="0.954cm" svg:x="4.088cm" svg:y="4.898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8.699cm">
          <draw:text-box>
            <text:p><text:span text:style-name="T2">Vrai</text:span></text:p>
          </draw:text-box>
        </draw:frame>
        <draw:custom-shape draw:style-name="gr28" draw:text-style-name="P8" xml:id="id91" draw:id="id91" draw:layer="layout" svg:width="3.373cm" svg:height="1.8cm" svg:x="1.727cm" svg:y="9.89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92" draw:id="id92" draw:layer="layout" svg:width="3.373cm" svg:height="1.8cm" svg:x="6.327cm" svg:y="9.9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0.799cm" svg:x2="6.327cm" svg:y2="10.8cm" draw:start-shape="id91" draw:start-glue-point="7" draw:end-shape="id92" draw:end-glue-point="5" svg:d="M5100 10799h613v1h614" svg:viewBox="0 0 1228 2">
          <text:p/>
        </draw:connector>
        <draw:connector draw:style-name="gr30" draw:text-style-name="P7" draw:layer="layout" svg:x1="3.414cm" svg:y1="8.698cm" svg:x2="3.414cm" svg:y2="9.899cm" draw:start-shape="id90" draw:start-glue-point="6" draw:end-shape="id91" draw:end-glue-point="4" svg:d="M3414 8698v1201" svg:viewBox="0 0 1 1202">
          <text:p/>
        </draw:connector>
        <draw:connector draw:style-name="gr30" draw:text-style-name="P7" draw:layer="layout" svg:x1="9.7cm" svg:y1="10.8cm" svg:x2="11.1cm" svg:y2="7.199cm" draw:start-shape="id92" draw:start-glue-point="7" draw:end-shape="id83" draw:end-glue-point="5" svg:d="M9700 10800h700v-3601h700" svg:viewBox="0 0 1401 3602">
          <text:p/>
        </draw:connector>
      </draw:page>
      <draw:page draw:name="Mode contrôle de porte P1 uniquement (en sortie)" draw:style-name="dp1" draw:master-page-name="Standard">
        <draw:custom-shape draw:style-name="gr26" draw:text-style-name="P11" xml:id="id93" draw:id="id93" draw:layer="layout" svg:width="4.553cm" svg:height="3.6cm" svg:x="1.137cm" svg:y="5.099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6.899cm" svg:x2="3.414cm" svg:y2="5.099cm" draw:start-shape="id93" draw:start-glue-point="7" draw:end-shape="id93" draw:end-glue-point="4" svg:d="M5690 6899h501v-2301h-2777v501" svg:viewBox="0 0 2778 2302">
          <text:p/>
        </draw:connector>
        <draw:frame draw:style-name="gr27" draw:text-style-name="P12" draw:layer="layout" svg:width="2.614cm" svg:height="0.954cm" svg:x="4.088cm" svg:y="4.89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8.7cm">
          <draw:text-box>
            <text:p><text:span text:style-name="T2">Vrai</text:span></text:p>
          </draw:text-box>
        </draw:frame>
        <draw:custom-shape draw:style-name="gr28" draw:text-style-name="P8" xml:id="id94" draw:id="id94" draw:layer="layout" svg:width="3.373cm" svg:height="1.8cm" svg:x="1.727cm" svg:y="9.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95" draw:id="id95" draw:layer="layout" svg:width="3.373cm" svg:height="1.8cm" svg:x="6.327cm" svg:y="9.901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0.8cm" svg:x2="6.327cm" svg:y2="10.801cm" draw:start-shape="id94" draw:start-glue-point="7" draw:end-shape="id95" draw:end-glue-point="5" svg:d="M5100 10800h613v1h614" svg:viewBox="0 0 1228 2">
          <text:p/>
        </draw:connector>
        <draw:connector draw:style-name="gr30" draw:text-style-name="P7" draw:layer="layout" svg:x1="3.414cm" svg:y1="8.699cm" svg:x2="3.414cm" svg:y2="9.9cm" draw:start-shape="id93" draw:start-glue-point="6" draw:end-shape="id94" draw:end-glue-point="4" svg:d="M3414 8699v1201" svg:viewBox="0 0 1 1202">
          <text:p/>
        </draw:connector>
        <draw:custom-shape draw:style-name="gr26" draw:text-style-name="P11" xml:id="id96" draw:id="id96" draw:layer="layout" svg:width="4.553cm" svg:height="3.6cm" svg:x="10.337cm" svg:y="5.1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89cm" svg:y1="6.9cm" svg:x2="12.614cm" svg:y2="5.1cm" draw:start-shape="id96" draw:start-glue-point="7" draw:end-shape="id96" draw:end-glue-point="4" svg:d="M14890 6900h501v-2301h-2777v501" svg:viewBox="0 0 2778 2302">
          <text:p/>
        </draw:connector>
        <draw:frame draw:style-name="gr27" draw:text-style-name="P12" draw:layer="layout" svg:width="2.614cm" svg:height="0.954cm" svg:x="13.288cm" svg:y="4.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2.693cm" svg:y="8.701cm">
          <draw:text-box>
            <text:p><text:span text:style-name="T2">Vrai</text:span></text:p>
          </draw:text-box>
        </draw:frame>
        <draw:custom-shape draw:style-name="gr28" draw:text-style-name="P8" xml:id="id97" draw:id="id97" draw:layer="layout" svg:width="3.373cm" svg:height="1.8cm" svg:x="10.927cm" svg:y="9.901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98" draw:id="id98" draw:layer="layout" svg:width="3.373cm" svg:height="1.8cm" svg:x="15.527cm" svg:y="9.9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3cm" svg:y1="10.801cm" svg:x2="15.527cm" svg:y2="10.802cm" draw:start-shape="id97" draw:start-glue-point="7" draw:end-shape="id98" draw:end-glue-point="5" svg:d="M14300 10801h613v1h614" svg:viewBox="0 0 1228 2">
          <text:p/>
        </draw:connector>
        <draw:connector draw:style-name="gr30" draw:text-style-name="P7" draw:layer="layout" svg:x1="12.614cm" svg:y1="8.7cm" svg:x2="12.614cm" svg:y2="9.901cm" draw:start-shape="id96" draw:start-glue-point="6" draw:end-shape="id97" draw:end-glue-point="4" svg:d="M12614 8700v1201" svg:viewBox="0 0 1 1202">
          <text:p/>
        </draw:connector>
        <draw:custom-shape draw:style-name="gr26" draw:text-style-name="P11" xml:id="id99" draw:id="id99" draw:layer="layout" svg:width="4.553cm" svg:height="3.6cm" svg:x="1.137cm" svg:y="13.5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15.3cm" svg:x2="3.414cm" svg:y2="13.5cm" draw:start-shape="id99" draw:start-glue-point="7" draw:end-shape="id99" draw:end-glue-point="4" svg:d="M5690 15300h501v-2301h-2777v501" svg:viewBox="0 0 2778 2302">
          <text:p/>
        </draw:connector>
        <draw:frame draw:style-name="gr27" draw:text-style-name="P12" draw:layer="layout" svg:width="2.614cm" svg:height="0.954cm" svg:x="4.088cm" svg:y="13.3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17.101cm">
          <draw:text-box>
            <text:p><text:span text:style-name="T2">Vrai</text:span></text:p>
          </draw:text-box>
        </draw:frame>
        <draw:custom-shape draw:style-name="gr28" draw:text-style-name="P8" xml:id="id100" draw:id="id100" draw:layer="layout" svg:width="3.373cm" svg:height="1.8cm" svg:x="1.727cm" svg:y="18.301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01" draw:id="id101" draw:layer="layout" svg:width="3.373cm" svg:height="1.8cm" svg:x="6.327cm" svg:y="18.3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9.201cm" svg:x2="6.327cm" svg:y2="19.202cm" draw:start-shape="id100" draw:start-glue-point="7" draw:end-shape="id101" draw:end-glue-point="5" svg:d="M5100 19201h613v1h614" svg:viewBox="0 0 1228 2">
          <text:p/>
        </draw:connector>
        <draw:connector draw:style-name="gr30" draw:text-style-name="P7" draw:layer="layout" svg:x1="3.414cm" svg:y1="17.1cm" svg:x2="3.414cm" svg:y2="18.301cm" draw:start-shape="id99" draw:start-glue-point="6" draw:end-shape="id100" draw:end-glue-point="4" svg:d="M3414 17100v1201" svg:viewBox="0 0 1 1202">
          <text:p/>
        </draw:connector>
        <draw:custom-shape draw:style-name="gr45" draw:text-style-name="P11" xml:id="id102" draw:id="id102" draw:layer="layout" svg:width="4.553cm" svg:height="2.581cm" svg:x="10.437cm" svg:y="13.234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99cm" svg:y1="14.525cm" svg:x2="12.714cm" svg:y2="13.234cm" draw:start-shape="id102" draw:start-glue-point="7" draw:end-shape="id102" draw:end-glue-point="4" svg:d="M14990 14525h501v-1793h-2777v502" svg:viewBox="0 0 2778 1794">
          <text:p/>
        </draw:connector>
        <draw:frame draw:style-name="gr40" draw:text-style-name="P12" draw:layer="layout" svg:width="2.614cm" svg:height="0.684cm" svg:x="13.388cm" svg:y="13.091cm">
          <draw:text-box>
            <text:p><text:span text:style-name="T3">Faux</text:span></text:p>
          </draw:text-box>
        </draw:frame>
        <draw:custom-shape draw:style-name="gr44" draw:text-style-name="P8" xml:id="id103" draw:id="id103" draw:layer="layout" svg:width="3.373cm" svg:height="1.291cm" svg:x="11.027cm" svg:y="16.187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2.714cm" svg:y1="16.187cm" svg:x2="12.713cm" svg:y2="15.815cm" draw:start-shape="id103" draw:start-glue-point="4" svg:d="M12714 16187l-1-372" svg:viewBox="0 0 2 373">
          <text:p/>
        </draw:connector>
        <draw:frame draw:style-name="gr22" draw:text-style-name="P9" draw:layer="layout" svg:width="1.693cm" svg:height="0.675cm" svg:x="12.593cm" svg:y="15.616cm">
          <draw:text-box>
            <text:p><text:span text:style-name="T2">Vrai</text:span></text:p>
          </draw:text-box>
        </draw:frame>
        <draw:custom-shape draw:style-name="gr39" draw:text-style-name="P11" xml:id="id105" draw:id="id105" draw:layer="layout" svg:width="4.553cm" svg:height="2.58cm" svg:x="10.437cm" svg:y="19.257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2" draw:text-style-name="P8" xml:id="id106" draw:id="id106" draw:layer="layout" svg:width="3.373cm" svg:height="1.289cm" svg:x="15.627cm" svg:y="19.902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1" draw:text-style-name="P8" xml:id="id104" draw:id="id104" draw:layer="layout" svg:width="3.373cm" svg:height="1.29cm" svg:x="11.027cm" svg:y="22.31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2.714cm" svg:y1="22.31cm" svg:x2="12.714cm" svg:y2="21.837cm" draw:start-shape="id104" draw:start-glue-point="4" draw:end-shape="id105" draw:end-glue-point="6" svg:d="M12714 22310v-473" svg:viewBox="0 0 1 474">
          <text:p/>
        </draw:connector>
        <draw:connector draw:style-name="gr21" draw:text-style-name="P6" draw:layer="layout" draw:type="line" svg:x1="14.99cm" svg:y1="20.547cm" svg:x2="15.627cm" svg:y2="20.547cm" draw:start-shape="id105" draw:start-glue-point="7" draw:end-shape="id106" draw:end-glue-point="5" svg:d="M14990 20547h637" svg:viewBox="0 0 638 1">
          <text:p/>
        </draw:connector>
        <draw:frame draw:style-name="gr43" draw:text-style-name="P13" draw:layer="layout" svg:width="1.579cm" svg:height="0.787cm" svg:x="14.458cm" svg:y="19.902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12.613cm" svg:y="21.737cm">
          <draw:text-box>
            <text:p><text:span text:style-name="T2">Vrai</text:span></text:p>
          </draw:text-box>
        </draw:frame>
        <draw:custom-shape draw:style-name="gr41" draw:text-style-name="P8" xml:id="id107" draw:id="id107" draw:layer="layout" svg:width="3.373cm" svg:height="1.29cm" svg:x="11.027cm" svg:y="17.737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2.714cm" svg:y1="17.478cm" svg:x2="12.714cm" svg:y2="17.737cm" draw:start-shape="id103" draw:start-glue-point="6" draw:end-shape="id107" draw:end-glue-point="4" svg:d="M12714 17478v259" svg:viewBox="0 0 1 260">
          <text:p/>
        </draw:connector>
        <draw:connector draw:style-name="gr30" draw:text-style-name="P7" draw:layer="layout" svg:x1="12.714cm" svg:y1="19.027cm" svg:x2="12.714cm" svg:y2="19.257cm" draw:start-shape="id107" draw:start-glue-point="6" draw:end-shape="id105" draw:end-glue-point="4" svg:d="M12714 19027v230" svg:viewBox="0 0 1 231">
          <text:p/>
        </draw:connector>
        <draw:custom-shape draw:style-name="gr44" draw:text-style-name="P8" xml:id="id108" draw:id="id108" draw:layer="layout" svg:width="3.373cm" svg:height="1.291cm" svg:x="15.627cm" svg:y="22.31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4cm" svg:y1="22.955cm" svg:x2="15.627cm" svg:y2="22.956cm" draw:start-shape="id104" draw:start-glue-point="7" draw:end-shape="id108" draw:end-glue-point="5" svg:d="M14400 22955h613v1h614" svg:viewBox="0 0 1228 2">
          <text:p/>
        </draw:connector>
        <draw:line draw:style-name="gr16" draw:text-style-name="P6" draw:layer="layout" svg:x1="1cm" svg:y1="12.35cm" svg:x2="20cm" svg:y2="12.351cm">
          <text:p/>
        </draw:line>
        <draw:line draw:style-name="gr16" draw:text-style-name="P6" draw:layer="layout" svg:x1="10.2cm" svg:y1="4.4cm" svg:x2="10.2cm" svg:y2="24.1cm">
          <text:p/>
        </draw:line>
      </draw:page>
      <draw:page draw:name="Mode contrôle de porte P2 uniquement (en sortie)" draw:style-name="dp1" draw:master-page-name="Standard">
        <draw:custom-shape draw:style-name="gr26" draw:text-style-name="P11" xml:id="id109" draw:id="id109" draw:layer="layout" svg:width="4.553cm" svg:height="3.6cm" svg:x="1.137cm" svg:y="5.099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6.899cm" svg:x2="3.414cm" svg:y2="5.099cm" draw:start-shape="id109" draw:start-glue-point="7" draw:end-shape="id109" draw:end-glue-point="4" svg:d="M5690 6899h501v-2301h-2777v501" svg:viewBox="0 0 2778 2302">
          <text:p/>
        </draw:connector>
        <draw:frame draw:style-name="gr27" draw:text-style-name="P12" draw:layer="layout" svg:width="2.614cm" svg:height="0.954cm" svg:x="4.088cm" svg:y="4.89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8.7cm">
          <draw:text-box>
            <text:p><text:span text:style-name="T2">Vrai</text:span></text:p>
          </draw:text-box>
        </draw:frame>
        <draw:custom-shape draw:style-name="gr28" draw:text-style-name="P8" xml:id="id110" draw:id="id110" draw:layer="layout" svg:width="3.373cm" svg:height="1.8cm" svg:x="1.727cm" svg:y="9.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11" draw:id="id111" draw:layer="layout" svg:width="3.373cm" svg:height="1.8cm" svg:x="6.327cm" svg:y="9.901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0.8cm" svg:x2="6.327cm" svg:y2="10.801cm" draw:start-shape="id110" draw:start-glue-point="7" draw:end-shape="id111" draw:end-glue-point="5" svg:d="M5100 10800h613v1h614" svg:viewBox="0 0 1228 2">
          <text:p/>
        </draw:connector>
        <draw:connector draw:style-name="gr30" draw:text-style-name="P7" draw:layer="layout" svg:x1="3.414cm" svg:y1="8.699cm" svg:x2="3.414cm" svg:y2="9.9cm" draw:start-shape="id109" draw:start-glue-point="6" draw:end-shape="id110" draw:end-glue-point="4" svg:d="M3414 8699v1201" svg:viewBox="0 0 1 1202">
          <text:p/>
        </draw:connector>
        <draw:custom-shape draw:style-name="gr26" draw:text-style-name="P11" xml:id="id112" draw:id="id112" draw:layer="layout" svg:width="4.553cm" svg:height="3.6cm" svg:x="10.337cm" svg:y="5.1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89cm" svg:y1="6.9cm" svg:x2="12.614cm" svg:y2="5.1cm" draw:start-shape="id112" draw:start-glue-point="7" draw:end-shape="id112" draw:end-glue-point="4" svg:d="M14890 6900h501v-2301h-2777v501" svg:viewBox="0 0 2778 2302">
          <text:p/>
        </draw:connector>
        <draw:frame draw:style-name="gr27" draw:text-style-name="P12" draw:layer="layout" svg:width="2.614cm" svg:height="0.954cm" svg:x="13.288cm" svg:y="4.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2.693cm" svg:y="8.701cm">
          <draw:text-box>
            <text:p><text:span text:style-name="T2">Vrai</text:span></text:p>
          </draw:text-box>
        </draw:frame>
        <draw:custom-shape draw:style-name="gr28" draw:text-style-name="P8" xml:id="id113" draw:id="id113" draw:layer="layout" svg:width="3.373cm" svg:height="1.8cm" svg:x="10.927cm" svg:y="9.901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14" draw:id="id114" draw:layer="layout" svg:width="3.373cm" svg:height="1.8cm" svg:x="15.527cm" svg:y="9.9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3cm" svg:y1="10.801cm" svg:x2="15.527cm" svg:y2="10.802cm" draw:start-shape="id113" draw:start-glue-point="7" draw:end-shape="id114" draw:end-glue-point="5" svg:d="M14300 10801h613v1h614" svg:viewBox="0 0 1228 2">
          <text:p/>
        </draw:connector>
        <draw:connector draw:style-name="gr30" draw:text-style-name="P7" draw:layer="layout" svg:x1="12.614cm" svg:y1="8.7cm" svg:x2="12.614cm" svg:y2="9.901cm" draw:start-shape="id112" draw:start-glue-point="6" draw:end-shape="id113" draw:end-glue-point="4" svg:d="M12614 8700v1201" svg:viewBox="0 0 1 1202">
          <text:p/>
        </draw:connector>
        <draw:custom-shape draw:style-name="gr26" draw:text-style-name="P11" xml:id="id115" draw:id="id115" draw:layer="layout" svg:width="4.553cm" svg:height="3.6cm" svg:x="10.737cm" svg:y="13.5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29cm" svg:y1="15.3cm" svg:x2="13.014cm" svg:y2="13.5cm" draw:start-shape="id115" draw:start-glue-point="7" draw:end-shape="id115" draw:end-glue-point="4" svg:d="M15290 15300h501v-2301h-2777v501" svg:viewBox="0 0 2778 2302">
          <text:p/>
        </draw:connector>
        <draw:frame draw:style-name="gr27" draw:text-style-name="P12" draw:layer="layout" svg:width="2.614cm" svg:height="0.954cm" svg:x="13.688cm" svg:y="13.3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3.093cm" svg:y="17.101cm">
          <draw:text-box>
            <text:p><text:span text:style-name="T2">Vrai</text:span></text:p>
          </draw:text-box>
        </draw:frame>
        <draw:custom-shape draw:style-name="gr28" draw:text-style-name="P8" xml:id="id116" draw:id="id116" draw:layer="layout" svg:width="3.373cm" svg:height="1.8cm" svg:x="11.327cm" svg:y="18.301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17" draw:id="id117" draw:layer="layout" svg:width="3.373cm" svg:height="1.8cm" svg:x="15.927cm" svg:y="18.3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7cm" svg:y1="19.201cm" svg:x2="15.927cm" svg:y2="19.202cm" draw:start-shape="id116" draw:start-glue-point="7" draw:end-shape="id117" draw:end-glue-point="5" svg:d="M14700 19201h613v1h614" svg:viewBox="0 0 1228 2">
          <text:p/>
        </draw:connector>
        <draw:connector draw:style-name="gr30" draw:text-style-name="P7" draw:layer="layout" svg:x1="13.014cm" svg:y1="17.1cm" svg:x2="13.014cm" svg:y2="18.301cm" draw:start-shape="id115" draw:start-glue-point="6" draw:end-shape="id116" draw:end-glue-point="4" svg:d="M13014 17100v1201" svg:viewBox="0 0 1 1202">
          <text:p/>
        </draw:connector>
        <draw:custom-shape draw:style-name="gr45" draw:text-style-name="P11" xml:id="id118" draw:id="id118" draw:layer="layout" svg:width="4.553cm" svg:height="2.581cm" svg:x="1.137cm" svg:y="13.234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14.525cm" svg:x2="3.414cm" svg:y2="13.234cm" draw:start-shape="id118" draw:start-glue-point="7" draw:end-shape="id118" draw:end-glue-point="4" svg:d="M5690 14525h501v-1793h-2777v502" svg:viewBox="0 0 2778 1794">
          <text:p/>
        </draw:connector>
        <draw:frame draw:style-name="gr40" draw:text-style-name="P12" draw:layer="layout" svg:width="2.614cm" svg:height="0.684cm" svg:x="4.088cm" svg:y="13.091cm">
          <draw:text-box>
            <text:p><text:span text:style-name="T3">Faux</text:span></text:p>
          </draw:text-box>
        </draw:frame>
        <draw:custom-shape draw:style-name="gr44" draw:text-style-name="P8" xml:id="id119" draw:id="id119" draw:layer="layout" svg:width="3.373cm" svg:height="1.291cm" svg:x="1.727cm" svg:y="16.187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414cm" svg:y1="16.187cm" svg:x2="3.413cm" svg:y2="15.815cm" draw:start-shape="id119" draw:start-glue-point="4" svg:d="M3414 16187l-1-372" svg:viewBox="0 0 2 373">
          <text:p/>
        </draw:connector>
        <draw:frame draw:style-name="gr22" draw:text-style-name="P9" draw:layer="layout" svg:width="1.693cm" svg:height="0.675cm" svg:x="3.293cm" svg:y="15.616cm">
          <draw:text-box>
            <text:p><text:span text:style-name="T2">Vrai</text:span></text:p>
          </draw:text-box>
        </draw:frame>
        <draw:custom-shape draw:style-name="gr39" draw:text-style-name="P11" xml:id="id121" draw:id="id121" draw:layer="layout" svg:width="4.553cm" svg:height="2.58cm" svg:x="1.137cm" svg:y="19.257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2" draw:text-style-name="P8" xml:id="id122" draw:id="id122" draw:layer="layout" svg:width="3.373cm" svg:height="1.289cm" svg:x="6.327cm" svg:y="19.902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1" draw:text-style-name="P8" xml:id="id120" draw:id="id120" draw:layer="layout" svg:width="3.373cm" svg:height="1.29cm" svg:x="1.727cm" svg:y="22.31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414cm" svg:y1="22.31cm" svg:x2="3.414cm" svg:y2="21.837cm" draw:start-shape="id120" draw:start-glue-point="4" draw:end-shape="id121" draw:end-glue-point="6" svg:d="M3414 22310v-473" svg:viewBox="0 0 1 474">
          <text:p/>
        </draw:connector>
        <draw:connector draw:style-name="gr21" draw:text-style-name="P6" draw:layer="layout" draw:type="line" svg:x1="5.69cm" svg:y1="20.547cm" svg:x2="6.327cm" svg:y2="20.547cm" draw:start-shape="id121" draw:start-glue-point="7" draw:end-shape="id122" draw:end-glue-point="5" svg:d="M5690 20547h637" svg:viewBox="0 0 638 1">
          <text:p/>
        </draw:connector>
        <draw:frame draw:style-name="gr43" draw:text-style-name="P13" draw:layer="layout" svg:width="1.579cm" svg:height="0.787cm" svg:x="5.158cm" svg:y="19.902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3.313cm" svg:y="21.737cm">
          <draw:text-box>
            <text:p><text:span text:style-name="T2">Vrai</text:span></text:p>
          </draw:text-box>
        </draw:frame>
        <draw:custom-shape draw:style-name="gr41" draw:text-style-name="P8" xml:id="id123" draw:id="id123" draw:layer="layout" svg:width="3.373cm" svg:height="1.29cm" svg:x="1.727cm" svg:y="17.737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414cm" svg:y1="17.478cm" svg:x2="3.414cm" svg:y2="17.737cm" draw:start-shape="id119" draw:start-glue-point="6" draw:end-shape="id123" draw:end-glue-point="4" svg:d="M3414 17478v259" svg:viewBox="0 0 1 260">
          <text:p/>
        </draw:connector>
        <draw:connector draw:style-name="gr30" draw:text-style-name="P7" draw:layer="layout" svg:x1="3.414cm" svg:y1="19.027cm" svg:x2="3.414cm" svg:y2="19.257cm" draw:start-shape="id123" draw:start-glue-point="6" draw:end-shape="id121" draw:end-glue-point="4" svg:d="M3414 19027v230" svg:viewBox="0 0 1 231">
          <text:p/>
        </draw:connector>
        <draw:custom-shape draw:style-name="gr44" draw:text-style-name="P8" xml:id="id124" draw:id="id124" draw:layer="layout" svg:width="3.373cm" svg:height="1.291cm" svg:x="6.327cm" svg:y="22.31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22.955cm" svg:x2="6.327cm" svg:y2="22.956cm" draw:start-shape="id120" draw:start-glue-point="7" draw:end-shape="id124" draw:end-glue-point="5" svg:d="M5100 22955h613v1h614" svg:viewBox="0 0 1228 2">
          <text:p/>
        </draw:connector>
        <draw:line draw:style-name="gr16" draw:text-style-name="P6" draw:layer="layout" svg:x1="1cm" svg:y1="12.35cm" svg:x2="20cm" svg:y2="12.351cm">
          <text:p/>
        </draw:line>
        <draw:line draw:style-name="gr16" draw:text-style-name="P6" draw:layer="layout" svg:x1="10.2cm" svg:y1="4.4cm" svg:x2="10.2cm" svg:y2="24.1cm">
          <text:p/>
        </draw:line>
      </draw:page>
      <draw:page draw:name="Mode libre" draw:style-name="dp1" draw:master-page-name="Standard">
        <draw:custom-shape draw:style-name="gr26" draw:text-style-name="P11" xml:id="id125" draw:id="id125" draw:layer="layout" svg:width="4.553cm" svg:height="3.6cm" svg:x="1.137cm" svg:y="5.099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6.899cm" svg:x2="3.414cm" svg:y2="5.099cm" draw:start-shape="id125" draw:start-glue-point="7" draw:end-shape="id125" draw:end-glue-point="4" svg:d="M5690 6899h501v-2301h-2777v501" svg:viewBox="0 0 2778 2302">
          <text:p/>
        </draw:connector>
        <draw:frame draw:style-name="gr27" draw:text-style-name="P12" draw:layer="layout" svg:width="2.614cm" svg:height="0.954cm" svg:x="4.088cm" svg:y="4.89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8.7cm">
          <draw:text-box>
            <text:p><text:span text:style-name="T2">Vrai</text:span></text:p>
          </draw:text-box>
        </draw:frame>
        <draw:custom-shape draw:style-name="gr28" draw:text-style-name="P8" xml:id="id126" draw:id="id126" draw:layer="layout" svg:width="3.373cm" svg:height="1.8cm" svg:x="1.727cm" svg:y="9.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27" draw:id="id127" draw:layer="layout" svg:width="3.373cm" svg:height="1.8cm" svg:x="6.327cm" svg:y="9.901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0.8cm" svg:x2="6.327cm" svg:y2="10.801cm" draw:start-shape="id126" draw:start-glue-point="7" draw:end-shape="id127" draw:end-glue-point="5" svg:d="M5100 10800h613v1h614" svg:viewBox="0 0 1228 2">
          <text:p/>
        </draw:connector>
        <draw:connector draw:style-name="gr30" draw:text-style-name="P7" draw:layer="layout" svg:x1="3.414cm" svg:y1="8.699cm" svg:x2="3.414cm" svg:y2="9.9cm" draw:start-shape="id125" draw:start-glue-point="6" draw:end-shape="id126" draw:end-glue-point="4" svg:d="M3414 8699v1201" svg:viewBox="0 0 1 1202">
          <text:p/>
        </draw:connector>
        <draw:custom-shape draw:style-name="gr26" draw:text-style-name="P11" xml:id="id128" draw:id="id128" draw:layer="layout" svg:width="4.553cm" svg:height="3.6cm" svg:x="10.337cm" svg:y="5.1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89cm" svg:y1="6.9cm" svg:x2="12.614cm" svg:y2="5.1cm" draw:start-shape="id128" draw:start-glue-point="7" draw:end-shape="id128" draw:end-glue-point="4" svg:d="M14890 6900h501v-2301h-2777v501" svg:viewBox="0 0 2778 2302">
          <text:p/>
        </draw:connector>
        <draw:frame draw:style-name="gr27" draw:text-style-name="P12" draw:layer="layout" svg:width="2.614cm" svg:height="0.954cm" svg:x="13.288cm" svg:y="4.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2.693cm" svg:y="8.701cm">
          <draw:text-box>
            <text:p><text:span text:style-name="T2">Vrai</text:span></text:p>
          </draw:text-box>
        </draw:frame>
        <draw:custom-shape draw:style-name="gr28" draw:text-style-name="P8" xml:id="id129" draw:id="id129" draw:layer="layout" svg:width="3.373cm" svg:height="1.8cm" svg:x="10.927cm" svg:y="9.901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30" draw:id="id130" draw:layer="layout" svg:width="3.373cm" svg:height="1.8cm" svg:x="15.527cm" svg:y="9.9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3cm" svg:y1="10.801cm" svg:x2="15.527cm" svg:y2="10.802cm" draw:start-shape="id129" draw:start-glue-point="7" draw:end-shape="id130" draw:end-glue-point="5" svg:d="M14300 10801h613v1h614" svg:viewBox="0 0 1228 2">
          <text:p/>
        </draw:connector>
        <draw:connector draw:style-name="gr30" draw:text-style-name="P7" draw:layer="layout" svg:x1="12.614cm" svg:y1="8.7cm" svg:x2="12.614cm" svg:y2="9.901cm" draw:start-shape="id128" draw:start-glue-point="6" draw:end-shape="id129" draw:end-glue-point="4" svg:d="M12614 8700v1201" svg:viewBox="0 0 1 1202">
          <text:p/>
        </draw:connector>
        <draw:custom-shape draw:style-name="gr26" draw:text-style-name="P11" xml:id="id131" draw:id="id131" draw:layer="layout" svg:width="4.553cm" svg:height="3.6cm" svg:x="10.737cm" svg:y="13.5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29cm" svg:y1="15.3cm" svg:x2="13.014cm" svg:y2="13.5cm" draw:start-shape="id131" draw:start-glue-point="7" draw:end-shape="id131" draw:end-glue-point="4" svg:d="M15290 15300h501v-2301h-2777v501" svg:viewBox="0 0 2778 2302">
          <text:p/>
        </draw:connector>
        <draw:frame draw:style-name="gr27" draw:text-style-name="P12" draw:layer="layout" svg:width="2.614cm" svg:height="0.954cm" svg:x="13.688cm" svg:y="13.3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3.093cm" svg:y="17.101cm">
          <draw:text-box>
            <text:p><text:span text:style-name="T2">Vrai</text:span></text:p>
          </draw:text-box>
        </draw:frame>
        <draw:custom-shape draw:style-name="gr28" draw:text-style-name="P8" xml:id="id132" draw:id="id132" draw:layer="layout" svg:width="3.373cm" svg:height="1.8cm" svg:x="11.327cm" svg:y="18.301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33" draw:id="id133" draw:layer="layout" svg:width="3.373cm" svg:height="1.8cm" svg:x="15.927cm" svg:y="18.3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7cm" svg:y1="19.201cm" svg:x2="15.927cm" svg:y2="19.202cm" draw:start-shape="id132" draw:start-glue-point="7" draw:end-shape="id133" draw:end-glue-point="5" svg:d="M14700 19201h613v1h614" svg:viewBox="0 0 1228 2">
          <text:p/>
        </draw:connector>
        <draw:connector draw:style-name="gr30" draw:text-style-name="P7" draw:layer="layout" svg:x1="13.014cm" svg:y1="17.1cm" svg:x2="13.014cm" svg:y2="18.301cm" draw:start-shape="id131" draw:start-glue-point="6" draw:end-shape="id132" draw:end-glue-point="4" svg:d="M13014 17100v1201" svg:viewBox="0 0 1 1202">
          <text:p/>
        </draw:connector>
        <draw:line draw:style-name="gr16" draw:text-style-name="P6" draw:layer="layout" svg:x1="1cm" svg:y1="12.35cm" svg:x2="20cm" svg:y2="12.351cm">
          <text:p/>
        </draw:line>
        <draw:line draw:style-name="gr16" draw:text-style-name="P6" draw:layer="layout" svg:x1="10.2cm" svg:y1="4.4cm" svg:x2="10.2cm" svg:y2="20.4cm">
          <text:p/>
        </draw:line>
        <draw:custom-shape draw:style-name="gr26" draw:text-style-name="P11" xml:id="id134" draw:id="id134" draw:layer="layout" svg:width="4.553cm" svg:height="3.6cm" svg:x="1.137cm" svg:y="13.501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15.301cm" svg:x2="3.414cm" svg:y2="13.501cm" draw:start-shape="id134" draw:start-glue-point="7" draw:end-shape="id134" draw:end-glue-point="4" svg:d="M5690 15301h501v-2301h-2777v501" svg:viewBox="0 0 2778 2302">
          <text:p/>
        </draw:connector>
        <draw:frame draw:style-name="gr27" draw:text-style-name="P12" draw:layer="layout" svg:width="2.614cm" svg:height="0.954cm" svg:x="4.088cm" svg:y="13.301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17.102cm">
          <draw:text-box>
            <text:p><text:span text:style-name="T2">Vrai</text:span></text:p>
          </draw:text-box>
        </draw:frame>
        <draw:custom-shape draw:style-name="gr28" draw:text-style-name="P8" xml:id="id135" draw:id="id135" draw:layer="layout" svg:width="3.373cm" svg:height="1.8cm" svg:x="1.727cm" svg:y="18.302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36" draw:id="id136" draw:layer="layout" svg:width="3.373cm" svg:height="1.8cm" svg:x="6.327cm" svg:y="18.303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9.202cm" svg:x2="6.327cm" svg:y2="19.203cm" draw:start-shape="id135" draw:start-glue-point="7" draw:end-shape="id136" draw:end-glue-point="5" svg:d="M5100 19202h613v1h614" svg:viewBox="0 0 1228 2">
          <text:p/>
        </draw:connector>
        <draw:connector draw:style-name="gr30" draw:text-style-name="P7" draw:layer="layout" svg:x1="3.414cm" svg:y1="17.101cm" svg:x2="3.414cm" svg:y2="18.302cm" draw:start-shape="id134" draw:start-glue-point="6" draw:end-shape="id135" draw:end-glue-point="4" svg:d="M3414 17101v1201" svg:viewBox="0 0 1 1202">
          <text:p/>
        </draw:connector>
      </draw:page>
      <draw:page draw:name="Mode Libre sans effet SAS" draw:style-name="dp1" draw:master-page-name="Standard">
        <draw:custom-shape draw:style-name="gr26" draw:text-style-name="P11" xml:id="id137" draw:id="id137" draw:layer="layout" svg:width="4.553cm" svg:height="3.6cm" svg:x="1.137cm" svg:y="5.099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6.899cm" svg:x2="3.414cm" svg:y2="5.099cm" draw:start-shape="id137" draw:start-glue-point="7" draw:end-shape="id137" draw:end-glue-point="4" svg:d="M5690 6899h501v-2301h-2777v501" svg:viewBox="0 0 2778 2302">
          <text:p/>
        </draw:connector>
        <draw:frame draw:style-name="gr27" draw:text-style-name="P12" draw:layer="layout" svg:width="2.614cm" svg:height="0.954cm" svg:x="4.088cm" svg:y="4.89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8.7cm">
          <draw:text-box>
            <text:p><text:span text:style-name="T2">Vrai</text:span></text:p>
          </draw:text-box>
        </draw:frame>
        <draw:custom-shape draw:style-name="gr28" draw:text-style-name="P8" xml:id="id138" draw:id="id138" draw:layer="layout" svg:width="3.373cm" svg:height="1.8cm" svg:x="1.727cm" svg:y="9.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39" draw:id="id139" draw:layer="layout" svg:width="3.373cm" svg:height="1.8cm" svg:x="6.327cm" svg:y="9.901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0.8cm" svg:x2="6.327cm" svg:y2="10.801cm" draw:start-shape="id138" draw:start-glue-point="7" draw:end-shape="id139" draw:end-glue-point="5" svg:d="M5100 10800h613v1h614" svg:viewBox="0 0 1228 2">
          <text:p/>
        </draw:connector>
        <draw:connector draw:style-name="gr30" draw:text-style-name="P7" draw:layer="layout" svg:x1="3.414cm" svg:y1="8.699cm" svg:x2="3.414cm" svg:y2="9.9cm" draw:start-shape="id137" draw:start-glue-point="6" draw:end-shape="id138" draw:end-glue-point="4" svg:d="M3414 8699v1201" svg:viewBox="0 0 1 1202">
          <text:p/>
        </draw:connector>
        <draw:custom-shape draw:style-name="gr26" draw:text-style-name="P11" xml:id="id140" draw:id="id140" draw:layer="layout" svg:width="4.553cm" svg:height="3.6cm" svg:x="10.337cm" svg:y="5.1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89cm" svg:y1="6.9cm" svg:x2="12.614cm" svg:y2="5.1cm" draw:start-shape="id140" draw:start-glue-point="7" draw:end-shape="id140" draw:end-glue-point="4" svg:d="M14890 6900h501v-2301h-2777v501" svg:viewBox="0 0 2778 2302">
          <text:p/>
        </draw:connector>
        <draw:frame draw:style-name="gr27" draw:text-style-name="P12" draw:layer="layout" svg:width="2.614cm" svg:height="0.954cm" svg:x="13.288cm" svg:y="4.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2.693cm" svg:y="8.701cm">
          <draw:text-box>
            <text:p><text:span text:style-name="T2">Vrai</text:span></text:p>
          </draw:text-box>
        </draw:frame>
        <draw:custom-shape draw:style-name="gr28" draw:text-style-name="P8" xml:id="id141" draw:id="id141" draw:layer="layout" svg:width="3.373cm" svg:height="1.8cm" svg:x="10.927cm" svg:y="9.901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42" draw:id="id142" draw:layer="layout" svg:width="3.373cm" svg:height="1.8cm" svg:x="15.527cm" svg:y="9.9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3cm" svg:y1="10.801cm" svg:x2="15.527cm" svg:y2="10.802cm" draw:start-shape="id141" draw:start-glue-point="7" draw:end-shape="id142" draw:end-glue-point="5" svg:d="M14300 10801h613v1h614" svg:viewBox="0 0 1228 2">
          <text:p/>
        </draw:connector>
        <draw:connector draw:style-name="gr30" draw:text-style-name="P7" draw:layer="layout" svg:x1="12.614cm" svg:y1="8.7cm" svg:x2="12.614cm" svg:y2="9.901cm" draw:start-shape="id140" draw:start-glue-point="6" draw:end-shape="id141" draw:end-glue-point="4" svg:d="M12614 8700v1201" svg:viewBox="0 0 1 1202">
          <text:p/>
        </draw:connector>
        <draw:custom-shape draw:style-name="gr26" draw:text-style-name="P11" xml:id="id143" draw:id="id143" draw:layer="layout" svg:width="4.553cm" svg:height="3.6cm" svg:x="10.737cm" svg:y="13.5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29cm" svg:y1="15.3cm" svg:x2="13.014cm" svg:y2="13.5cm" draw:start-shape="id143" draw:start-glue-point="7" draw:end-shape="id143" draw:end-glue-point="4" svg:d="M15290 15300h501v-2301h-2777v501" svg:viewBox="0 0 2778 2302">
          <text:p/>
        </draw:connector>
        <draw:frame draw:style-name="gr27" draw:text-style-name="P12" draw:layer="layout" svg:width="2.614cm" svg:height="0.954cm" svg:x="13.688cm" svg:y="13.3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3.093cm" svg:y="17.101cm">
          <draw:text-box>
            <text:p><text:span text:style-name="T2">Vrai</text:span></text:p>
          </draw:text-box>
        </draw:frame>
        <draw:custom-shape draw:style-name="gr28" draw:text-style-name="P8" xml:id="id144" draw:id="id144" draw:layer="layout" svg:width="3.373cm" svg:height="1.8cm" svg:x="11.327cm" svg:y="18.301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45" draw:id="id145" draw:layer="layout" svg:width="3.373cm" svg:height="1.8cm" svg:x="15.927cm" svg:y="18.3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7cm" svg:y1="19.201cm" svg:x2="15.927cm" svg:y2="19.202cm" draw:start-shape="id144" draw:start-glue-point="7" draw:end-shape="id145" draw:end-glue-point="5" svg:d="M14700 19201h613v1h614" svg:viewBox="0 0 1228 2">
          <text:p/>
        </draw:connector>
        <draw:connector draw:style-name="gr30" draw:text-style-name="P7" draw:layer="layout" svg:x1="13.014cm" svg:y1="17.1cm" svg:x2="13.014cm" svg:y2="18.301cm" draw:start-shape="id143" draw:start-glue-point="6" draw:end-shape="id144" draw:end-glue-point="4" svg:d="M13014 17100v1201" svg:viewBox="0 0 1 1202">
          <text:p/>
        </draw:connector>
        <draw:line draw:style-name="gr16" draw:text-style-name="P6" draw:layer="layout" svg:x1="1cm" svg:y1="12.35cm" svg:x2="20cm" svg:y2="12.351cm">
          <text:p/>
        </draw:line>
        <draw:line draw:style-name="gr16" draw:text-style-name="P6" draw:layer="layout" svg:x1="10.2cm" svg:y1="4.4cm" svg:x2="10.2cm" svg:y2="20.4cm">
          <text:p/>
        </draw:line>
        <draw:custom-shape draw:style-name="gr26" draw:text-style-name="P11" xml:id="id146" draw:id="id146" draw:layer="layout" svg:width="4.553cm" svg:height="3.6cm" svg:x="1.137cm" svg:y="13.501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15.301cm" svg:x2="3.414cm" svg:y2="13.501cm" draw:start-shape="id146" draw:start-glue-point="7" draw:end-shape="id146" draw:end-glue-point="4" svg:d="M5690 15301h501v-2301h-2777v501" svg:viewBox="0 0 2778 2302">
          <text:p/>
        </draw:connector>
        <draw:frame draw:style-name="gr27" draw:text-style-name="P12" draw:layer="layout" svg:width="2.614cm" svg:height="0.954cm" svg:x="4.088cm" svg:y="13.301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17.102cm">
          <draw:text-box>
            <text:p><text:span text:style-name="T2">Vrai</text:span></text:p>
          </draw:text-box>
        </draw:frame>
        <draw:custom-shape draw:style-name="gr28" draw:text-style-name="P8" xml:id="id147" draw:id="id147" draw:layer="layout" svg:width="3.373cm" svg:height="1.8cm" svg:x="1.727cm" svg:y="18.302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48" draw:id="id148" draw:layer="layout" svg:width="3.373cm" svg:height="1.8cm" svg:x="6.327cm" svg:y="18.303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9.202cm" svg:x2="6.327cm" svg:y2="19.203cm" draw:start-shape="id147" draw:start-glue-point="7" draw:end-shape="id148" draw:end-glue-point="5" svg:d="M5100 19202h613v1h614" svg:viewBox="0 0 1228 2">
          <text:p/>
        </draw:connector>
        <draw:connector draw:style-name="gr30" draw:text-style-name="P7" draw:layer="layout" svg:x1="3.414cm" svg:y1="17.101cm" svg:x2="3.414cm" svg:y2="18.302cm" draw:start-shape="id146" draw:start-glue-point="6" draw:end-shape="id147" draw:end-glue-point="4" svg:d="M3414 17101v1201" svg:viewBox="0 0 1 1202">
          <text:p/>
        </draw:connector>
      </draw:page>
      <draw:page draw:name="Mode blocage" draw:style-name="dp1" draw:master-page-name="Standard">
        <draw:custom-shape draw:style-name="gr26" draw:text-style-name="P11" xml:id="id149" draw:id="id149" draw:layer="layout" svg:width="4.553cm" svg:height="3.6cm" svg:x="1.137cm" svg:y="5.099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6.899cm" svg:x2="3.414cm" svg:y2="5.099cm" draw:start-shape="id149" draw:start-glue-point="7" draw:end-shape="id149" draw:end-glue-point="4" svg:d="M5690 6899h501v-2301h-2777v501" svg:viewBox="0 0 2778 2302">
          <text:p/>
        </draw:connector>
        <draw:frame draw:style-name="gr27" draw:text-style-name="P12" draw:layer="layout" svg:width="2.614cm" svg:height="0.954cm" svg:x="4.088cm" svg:y="4.89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8.7cm">
          <draw:text-box>
            <text:p><text:span text:style-name="T2">Vrai</text:span></text:p>
          </draw:text-box>
        </draw:frame>
        <draw:custom-shape draw:style-name="gr28" draw:text-style-name="P8" xml:id="id150" draw:id="id150" draw:layer="layout" svg:width="3.373cm" svg:height="1.8cm" svg:x="1.727cm" svg:y="9.9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414cm" svg:y1="8.699cm" svg:x2="3.414cm" svg:y2="9.9cm" draw:start-shape="id149" draw:start-glue-point="6" draw:end-shape="id150" draw:end-glue-point="4" svg:d="M3414 8699v1201" svg:viewBox="0 0 1 1202">
          <text:p/>
        </draw:connector>
        <draw:custom-shape draw:style-name="gr26" draw:text-style-name="P11" xml:id="id151" draw:id="id151" draw:layer="layout" svg:width="4.553cm" svg:height="3.6cm" svg:x="7.3cm" svg:y="5.001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1.853cm" svg:y1="6.801cm" svg:x2="9.577cm" svg:y2="5.001cm" draw:start-shape="id151" draw:start-glue-point="7" draw:end-shape="id151" draw:end-glue-point="4" svg:d="M11853 6801h501v-2301h-2777v501" svg:viewBox="0 0 2778 2302">
          <text:p/>
        </draw:connector>
        <draw:frame draw:style-name="gr27" draw:text-style-name="P12" draw:layer="layout" svg:width="2.614cm" svg:height="0.954cm" svg:x="10.586cm" svg:y="4.7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9.656cm" svg:y="8.602cm">
          <draw:text-box>
            <text:p><text:span text:style-name="T2">Vrai</text:span></text:p>
          </draw:text-box>
        </draw:frame>
        <draw:custom-shape draw:style-name="gr28" draw:text-style-name="P8" xml:id="id152" draw:id="id152" draw:layer="layout" svg:width="3.373cm" svg:height="1.8cm" svg:x="7.89cm" svg:y="9.802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9.577cm" svg:y1="8.601cm" svg:x2="9.577cm" svg:y2="9.802cm" draw:start-shape="id151" draw:start-glue-point="6" draw:end-shape="id152" draw:end-glue-point="4" svg:d="M9577 8601v1201" svg:viewBox="0 0 1 1202">
          <text:p/>
        </draw:connector>
        <draw:custom-shape draw:style-name="gr26" draw:text-style-name="P11" xml:id="id153" draw:id="id153" draw:layer="layout" svg:width="4.553cm" svg:height="3.6cm" svg:x="7.7cm" svg:y="13.401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2.253cm" svg:y1="15.201cm" svg:x2="9.977cm" svg:y2="13.401cm" draw:start-shape="id153" draw:start-glue-point="7" draw:end-shape="id153" draw:end-glue-point="4" svg:d="M12253 15201h501v-2301h-2777v501" svg:viewBox="0 0 2778 2302">
          <text:p/>
        </draw:connector>
        <draw:frame draw:style-name="gr27" draw:text-style-name="P12" draw:layer="layout" svg:width="2.614cm" svg:height="0.954cm" svg:x="11.2cm" svg:y="13.246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0.056cm" svg:y="17.002cm">
          <draw:text-box>
            <text:p><text:span text:style-name="T2">Vrai</text:span></text:p>
          </draw:text-box>
        </draw:frame>
        <draw:custom-shape draw:style-name="gr28" draw:text-style-name="P8" xml:id="id154" draw:id="id154" draw:layer="layout" svg:width="3.373cm" svg:height="1.8cm" svg:x="8.29cm" svg:y="18.202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9.977cm" svg:y1="17.001cm" svg:x2="9.977cm" svg:y2="18.202cm" draw:start-shape="id153" draw:start-glue-point="6" draw:end-shape="id154" draw:end-glue-point="4" svg:d="M9977 17001v1201" svg:viewBox="0 0 1 1202">
          <text:p/>
        </draw:connector>
        <draw:line draw:style-name="gr16" draw:text-style-name="P6" draw:layer="layout" svg:x1="1cm" svg:y1="12.35cm" svg:x2="13.2cm" svg:y2="12.3cm">
          <text:p/>
        </draw:line>
        <draw:line draw:style-name="gr16" draw:text-style-name="P6" draw:layer="layout" svg:x1="6.8cm" svg:y1="4.4cm" svg:x2="6.8cm" svg:y2="20.4cm">
          <text:p/>
        </draw:line>
        <draw:custom-shape draw:style-name="gr26" draw:text-style-name="P11" xml:id="id155" draw:id="id155" draw:layer="layout" svg:width="4.553cm" svg:height="3.6cm" svg:x="1.137cm" svg:y="13.501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15.301cm" svg:x2="3.414cm" svg:y2="13.501cm" draw:start-shape="id155" draw:start-glue-point="7" draw:end-shape="id155" draw:end-glue-point="4" svg:d="M5690 15301h501v-2301h-2777v501" svg:viewBox="0 0 2778 2302">
          <text:p/>
        </draw:connector>
        <draw:frame draw:style-name="gr27" draw:text-style-name="P12" draw:layer="layout" svg:width="2.614cm" svg:height="0.954cm" svg:x="4.088cm" svg:y="13.301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17.102cm">
          <draw:text-box>
            <text:p><text:span text:style-name="T2">Vrai</text:span></text:p>
          </draw:text-box>
        </draw:frame>
        <draw:custom-shape draw:style-name="gr28" draw:text-style-name="P8" xml:id="id156" draw:id="id156" draw:layer="layout" svg:width="3.373cm" svg:height="1.8cm" svg:x="1.727cm" svg:y="18.302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414cm" svg:y1="17.101cm" svg:x2="3.414cm" svg:y2="18.302cm" draw:start-shape="id155" draw:start-glue-point="6" draw:end-shape="id156" draw:end-glue-point="4" svg:d="M3414 17101v1201" svg:viewBox="0 0 1 1202">
          <text:p/>
        </draw:connector>
      </draw:page>
      <draw:page draw:name="Mode déverrouillé" draw:style-name="dp1" draw:master-page-name="Standard">
        <draw:custom-shape draw:style-name="gr28" draw:text-style-name="P8" xml:id="id157" draw:id="id157" draw:layer="layout" svg:width="3.373cm" svg:height="1.8cm" svg:x="4.314cm" svg:y="11.4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58" draw:id="id158" draw:layer="layout" svg:width="3.373cm" svg:height="1.8cm" svg:x="10.527cm" svg:y="11.4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7.687cm" svg:y1="12.3cm" svg:x2="10.527cm" svg:y2="12.3cm" draw:start-shape="id157" draw:start-glue-point="7" draw:end-shape="id158" draw:end-glue-point="5" svg:d="M7687 12300h2840" svg:viewBox="0 0 2841 1">
          <text:p/>
        </draw:connector>
      </draw:page>
      <draw:page draw:name="Mode automatique" draw:style-name="dp1" draw:master-page-name="Standard">
        <draw:custom-shape draw:style-name="gr26" draw:text-style-name="P11" xml:id="id159" draw:id="id159" draw:layer="layout" svg:width="4.553cm" svg:height="3.6cm" svg:x="1.137cm" svg:y="5.099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6.899cm" svg:x2="3.414cm" svg:y2="5.099cm" draw:start-shape="id159" draw:start-glue-point="7" draw:end-shape="id159" draw:end-glue-point="4" svg:d="M5690 6899h501v-2301h-2777v501" svg:viewBox="0 0 2778 2302">
          <text:p/>
        </draw:connector>
        <draw:frame draw:style-name="gr27" draw:text-style-name="P12" draw:layer="layout" svg:width="2.614cm" svg:height="0.954cm" svg:x="4.088cm" svg:y="4.89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8.7cm">
          <draw:text-box>
            <text:p><text:span text:style-name="T2">Vrai</text:span></text:p>
          </draw:text-box>
        </draw:frame>
        <draw:custom-shape draw:style-name="gr28" draw:text-style-name="P8" xml:id="id160" draw:id="id160" draw:layer="layout" svg:width="3.373cm" svg:height="1.8cm" svg:x="1.727cm" svg:y="9.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62" draw:id="id162" draw:layer="layout" svg:width="3.373cm" svg:height="1.8cm" svg:x="1.727cm" svg:y="12.3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414cm" svg:y1="8.699cm" svg:x2="3.414cm" svg:y2="9.9cm" draw:start-shape="id159" draw:start-glue-point="6" draw:end-shape="id160" draw:end-glue-point="4" svg:d="M3414 8699v1201" svg:viewBox="0 0 1 1202">
          <text:p/>
        </draw:connector>
        <draw:custom-shape draw:style-name="gr28" draw:text-style-name="P8" xml:id="id163" draw:id="id163" draw:layer="layout" svg:width="3.373cm" svg:height="1.8cm" svg:x="1.727cm" svg:y="14.8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64" draw:id="id164" draw:layer="layout" svg:width="3.373cm" svg:height="1.8cm" svg:x="1.727cm" svg:y="17.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67" draw:id="id167" draw:layer="layout" svg:width="3.373cm" svg:height="1.8cm" svg:x="13.6cm" svg:y="14.8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68" draw:id="id168" draw:layer="layout" svg:width="3.373cm" svg:height="1.8cm" svg:x="13.6cm" svg:y="17.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6" draw:text-style-name="P6" draw:layer="layout" svg:x1="10.451cm" svg:y1="19.3cm" svg:x2="10.45cm" svg:y2="4.3cm">
          <text:p/>
        </draw:line>
        <draw:custom-shape draw:style-name="gr26" draw:text-style-name="P11" xml:id="id161" draw:id="id161" draw:layer="layout" svg:width="4.553cm" svg:height="3.6cm" svg:x="13cm" svg:y="5.1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7.553cm" svg:y1="6.9cm" svg:x2="15.277cm" svg:y2="5.1cm" draw:start-shape="id161" draw:start-glue-point="7" draw:end-shape="id161" draw:end-glue-point="4" svg:d="M17553 6900h501v-2301h-2777v501" svg:viewBox="0 0 2778 2302">
          <text:p/>
        </draw:connector>
        <draw:frame draw:style-name="gr27" draw:text-style-name="P12" draw:layer="layout" svg:width="2.614cm" svg:height="0.954cm" svg:x="16.086cm" svg:y="4.8cm">
          <draw:text-box>
            <text:p><text:span text:style-name="T3">Faux</text:span></text:p>
          </draw:text-box>
        </draw:frame>
        <draw:frame draw:style-name="gr46" draw:text-style-name="P9" draw:layer="layout" svg:width="1.693cm" svg:height="0.775cm" svg:x="15.807cm" svg:y="8.7cm">
          <draw:text-box>
            <text:p><text:span text:style-name="T2">Vrai</text:span></text:p>
          </draw:text-box>
        </draw:frame>
        <draw:custom-shape draw:style-name="gr28" draw:text-style-name="P8" xml:id="id165" draw:id="id165" draw:layer="layout" svg:width="3.373cm" svg:height="1.8cm" svg:x="13.6cm" svg:y="9.9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66" draw:id="id166" draw:layer="layout" svg:width="3.373cm" svg:height="1.8cm" svg:x="13.6cm" svg:y="12.3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7" draw:text-style-name="P14" draw:layer="layout" svg:x1="3.414cm" svg:y1="11.7cm" svg:x2="3.414cm" svg:y2="12.3cm" draw:start-shape="id160" draw:start-glue-point="6" draw:end-shape="id162" draw:end-glue-point="4" svg:d="M3414 11700v600" svg:viewBox="0 0 1 601">
          <text:p/>
        </draw:connector>
        <draw:connector draw:style-name="gr47" draw:text-style-name="P14" draw:layer="layout" svg:x1="3.414cm" svg:y1="14.1cm" svg:x2="3.414cm" svg:y2="14.8cm" draw:start-shape="id162" draw:start-glue-point="6" draw:end-shape="id163" draw:end-glue-point="4" svg:d="M3414 14100v700" svg:viewBox="0 0 1 701">
          <text:p/>
        </draw:connector>
        <draw:connector draw:style-name="gr47" draw:text-style-name="P14" draw:layer="layout" svg:x1="3.414cm" svg:y1="16.6cm" svg:x2="3.414cm" svg:y2="17.2cm" draw:start-shape="id163" draw:start-glue-point="6" draw:end-shape="id164" draw:end-glue-point="4" svg:d="M3414 16600v600" svg:viewBox="0 0 1 601">
          <text:p/>
        </draw:connector>
        <draw:connector draw:style-name="gr21" draw:text-style-name="P6" draw:layer="layout" draw:type="line" svg:x1="15.277cm" svg:y1="8.7cm" svg:x2="15.287cm" svg:y2="9.9cm" draw:start-shape="id161" draw:start-glue-point="6" draw:end-shape="id165" draw:end-glue-point="4" svg:d="M15277 8700l10 1200" svg:viewBox="0 0 11 1201">
          <text:p/>
        </draw:connector>
        <draw:connector draw:style-name="gr21" draw:text-style-name="P6" draw:layer="layout" draw:type="line" svg:x1="15.287cm" svg:y1="11.7cm" svg:x2="15.287cm" svg:y2="12.3cm" draw:start-shape="id165" draw:start-glue-point="6" draw:end-shape="id166" draw:end-glue-point="4" svg:d="M15287 11700v600" svg:viewBox="0 0 1 601">
          <text:p/>
        </draw:connector>
        <draw:connector draw:style-name="gr21" draw:text-style-name="P6" draw:layer="layout" draw:type="line" svg:x1="15.287cm" svg:y1="14.1cm" svg:x2="15.287cm" svg:y2="14.8cm" draw:start-shape="id166" draw:start-glue-point="6" draw:end-shape="id167" draw:end-glue-point="4" svg:d="M15287 14100v700" svg:viewBox="0 0 1 701">
          <text:p/>
        </draw:connector>
        <draw:connector draw:style-name="gr21" draw:text-style-name="P6" draw:layer="layout" draw:type="line" svg:x1="15.287cm" svg:y1="16.6cm" svg:x2="15.287cm" svg:y2="17.2cm" draw:start-shape="id167" draw:start-glue-point="6" draw:end-shape="id168" draw:end-glue-point="4" svg:d="M15287 16600v600" svg:viewBox="0 0 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6:40:44.925000000</meta:creation-date>
    <dc:date>2018-02-01T10:58:18.681000000</dc:date>
    <meta:editing-duration>PT1H5M31S</meta:editing-duration>
    <meta:editing-cycles>8</meta:editing-cycles>
    <meta:generator>LibreOffice/5.3.5.2$Windows_x86 LibreOffice_project/50d9bf2b0a79cdb85a3814b592608037a682059d</meta:generator>
    <meta:document-statistic meta:object-count="469"/>
  </office:meta>
</office:document-meta>
</file>